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>
  <office:scripts/>
  <office:font-face-decls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Table1" style:family="table">
      <style:table-properties style:width="17.78cm" fo:margin-left="0.079cm" table:align="left"/>
    </style:style>
    <style:style style:name="Table1.A" style:family="table-column">
      <style:table-column-properties style:column-width="2.963cm"/>
    </style:style>
    <style:style style:name="Table1.A1" style:family="table-cell">
      <style:table-cell-properties fo:padding="0.097cm" fo:border="none"/>
    </style:style>
    <style:style style:name="Table2" style:family="table">
      <style:table-properties style:width="17.78cm" fo:margin-left="0.079cm" table:align="left"/>
    </style:style>
    <style:style style:name="Table2.A" style:family="table-column">
      <style:table-column-properties style:column-width="2.963cm"/>
    </style:style>
    <style:style style:name="Table2.A1" style:family="table-cell">
      <style:table-cell-properties fo:padding="0.097cm" fo:border="none"/>
    </style:style>
    <style:style style:name="Table3" style:family="table">
      <style:table-properties style:width="17.78cm" fo:margin-left="0.079cm" table:align="left"/>
    </style:style>
    <style:style style:name="Table3.A" style:family="table-column">
      <style:table-column-properties style:column-width="2.963cm"/>
    </style:style>
    <style:style style:name="Table3.A1" style:family="table-cell">
      <style:table-cell-properties fo:padding="0.097cm" fo:border="none"/>
    </style:style>
    <style:style style:name="Table4" style:family="table">
      <style:table-properties style:width="17.78cm" fo:margin-left="0.079cm" table:align="left"/>
    </style:style>
    <style:style style:name="Table4.A" style:family="table-column">
      <style:table-column-properties style:column-width="2.963cm"/>
    </style:style>
    <style:style style:name="Table4.A1" style:family="table-cell">
      <style:table-cell-properties fo:padding="0.097cm" fo:border="none"/>
    </style:style>
    <style:style style:name="Table5" style:family="table">
      <style:table-properties style:width="17.78cm" fo:margin-left="0.079cm" table:align="left"/>
    </style:style>
    <style:style style:name="Table5.A" style:family="table-column">
      <style:table-column-properties style:column-width="2.963cm"/>
    </style:style>
    <style:style style:name="Table5.A1" style:family="table-cell">
      <style:table-cell-properties fo:padding="0.097cm" fo:border="none"/>
    </style:style>
    <style:style style:name="P1" style:family="paragraph" style:parent-style-name="Standard">
      <style:text-properties fo:color="#000000" style:font-name="Arial" fo:font-size="11pt" style:font-size-asian="11pt"/>
    </style:style>
    <style:style style:name="P2" style:family="paragraph" style:parent-style-name="Standard">
      <style:paragraph-properties fo:line-height="115%"/>
      <style:text-properties fo:color="#000000" style:font-name="Arial" fo:font-size="11pt" style:font-size-asian="11pt"/>
    </style:style>
    <style:style style:name="P3" style:family="paragraph" style:parent-style-name="Standard">
      <style:text-properties fo:color="#000000" style:font-name="Arial" fo:font-size="11pt" fo:font-weight="bold" style:font-size-asian="11pt" style:font-weight-asian="bold"/>
    </style:style>
    <style:style style:name="P4" style:family="paragraph" style:parent-style-name="Standard">
      <style:paragraph-properties fo:line-height="115%"/>
    </style:style>
    <style:style style:name="P5" style:family="paragraph" style:parent-style-name="Standard" style:master-page-name="MP0">
      <style:paragraph-properties fo:line-height="115%" style:page-number="auto" fo:break-before="page"/>
      <style:text-properties fo:color="#000000" style:font-name="Arial" fo:font-size="11pt" style:font-size-asian="11pt"/>
    </style:style>
    <style:style style:name="P6" style:family="paragraph" style:parent-style-name="Standard">
      <style:text-properties fo:color="#000000" style:font-name="Arial" fo:font-size="11pt" style:font-size-asian="11pt"/>
    </style:style>
    <style:style style:name="P7" style:family="paragraph" style:parent-style-name="Standard">
      <style:paragraph-properties fo:line-height="115%"/>
      <style:text-properties fo:color="#000000" style:font-name="Arial" fo:font-size="11pt" style:font-size-asian="11pt"/>
    </style:style>
    <style:style style:name="P8" style:family="paragraph" style:parent-style-name="Standard">
      <style:paragraph-properties fo:line-height="115%"/>
      <style:text-properties fo:color="#000000" style:font-name="Arial" fo:font-size="11pt" officeooo:paragraph-rsid="0003a4c7" style:font-size-asian="11pt"/>
    </style:style>
    <style:style style:name="P9" style:family="paragraph" style:parent-style-name="Standard">
      <style:text-properties fo:color="#000000" style:font-name="Arial" fo:font-size="11pt" officeooo:paragraph-rsid="0003a4c7" style:font-size-asian="11pt"/>
    </style:style>
    <style:style style:name="P10" style:family="paragraph" style:parent-style-name="Standard">
      <style:text-properties fo:color="#000000" style:font-name="Arial" fo:font-size="11pt" officeooo:rsid="00035acb" officeooo:paragraph-rsid="0003a4c7" style:font-size-asian="11pt"/>
    </style:style>
    <style:style style:name="P11" style:family="paragraph" style:parent-style-name="Standard">
      <style:text-properties fo:color="#000000" style:font-name="Arial" fo:font-size="11pt" officeooo:rsid="0003e514" officeooo:paragraph-rsid="0003a4c7" style:font-size-asian="11pt"/>
    </style:style>
    <style:style style:name="P12" style:family="paragraph" style:parent-style-name="Standard">
      <style:text-properties fo:color="#000000" style:font-name="Arial" fo:font-size="11pt" officeooo:rsid="000940a0" officeooo:paragraph-rsid="0003a4c7" style:font-size-asian="11pt"/>
    </style:style>
    <style:style style:name="P13" style:family="paragraph" style:parent-style-name="Standard">
      <style:text-properties fo:color="#000000" style:font-name="Arial" fo:font-size="11pt" officeooo:rsid="000cb73a" officeooo:paragraph-rsid="0003a4c7" style:font-size-asian="11pt"/>
    </style:style>
    <style:style style:name="P14" style:family="paragraph" style:parent-style-name="Standard">
      <style:text-properties fo:color="#000000" style:font-name="Arial" fo:font-size="11pt" officeooo:rsid="000d9dc5" officeooo:paragraph-rsid="0003a4c7" style:font-size-asian="11pt"/>
    </style:style>
    <style:style style:name="P15" style:family="paragraph" style:parent-style-name="Standard">
      <style:text-properties fo:color="#000000" style:font-name="Arial" fo:font-size="11pt" officeooo:rsid="000f4f7e" officeooo:paragraph-rsid="0003a4c7" style:font-size-asian="11pt"/>
    </style:style>
    <style:style style:name="P16" style:family="paragraph" style:parent-style-name="Standard">
      <style:text-properties fo:color="#000000" style:font-name="Arial" fo:font-size="11pt" fo:font-weight="bold" officeooo:paragraph-rsid="0003a4c7" style:font-size-asian="11pt" style:font-weight-asian="bold"/>
    </style:style>
    <style:style style:name="P17" style:family="paragraph" style:parent-style-name="Standard">
      <style:text-properties officeooo:paragraph-rsid="0003a4c7"/>
    </style:style>
    <style:style style:name="T1" style:family="text">
      <style:text-properties fo:color="#000000" style:font-name="Arial" fo:font-size="11pt" fo:font-weight="bold" style:font-size-asian="11pt" style:font-weight-asian="bold"/>
    </style:style>
    <style:style style:name="T2" style:family="text">
      <style:text-properties fo:color="#000000" style:font-name="Arial" fo:font-size="11pt" style:font-size-asian="11pt"/>
    </style:style>
    <style:style style:name="T3" style:family="text">
      <style:text-properties officeooo:rsid="00035acb"/>
    </style:style>
    <style:style style:name="T4" style:family="text">
      <style:text-properties officeooo:rsid="0005c805"/>
    </style:style>
    <style:style style:name="T5" style:family="text">
      <style:text-properties officeooo:rsid="0003e514"/>
    </style:style>
    <style:style style:name="T6" style:family="text">
      <style:text-properties officeooo:rsid="000940a0"/>
    </style:style>
    <style:style style:name="T7" style:family="text">
      <style:text-properties officeooo:rsid="000af7a8"/>
    </style:style>
    <style:style style:name="T8" style:family="text">
      <style:text-properties officeooo:rsid="000cb73a"/>
    </style:style>
    <style:style style:name="T9" style:family="text">
      <style:text-properties officeooo:rsid="000d9dc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Retail Tests</text:p>
      <table:table table:name="Table1" table:style-name="Table1">
        <table:table-column table:style-name="Table1.A" table:number-columns-repeated="6"/>
        <table:table-row>
          <table:table-cell table:style-name="Table1.A1" office:value-type="string">
            <text:p text:style-name="Standard"><text:span text:style-name="Default_20_Paragraph_20_Font"><text:span text:style-name="T1">Test</text:span></text:span></text:p>
          </table:table-cell>
          <table:table-cell table:style-name="Table1.A1" office:value-type="string">
            <text:p text:style-name="Standard"><text:span text:style-name="Default_20_Paragraph_20_Font"><text:span text:style-name="T1">Purpose</text:span></text:span></text:p>
          </table:table-cell>
          <table:table-cell table:style-name="Table1.A1" office:value-type="string">
            <text:p text:style-name="Standard"><text:span text:style-name="Default_20_Paragraph_20_Font"><text:span text:style-name="T1">Input</text:span></text:span></text:p>
          </table:table-cell>
          <table:table-cell table:style-name="Table1.A1" office:value-type="string">
            <text:p text:style-name="Standard"><text:span text:style-name="Default_20_Paragraph_20_Font"><text:span text:style-name="T1">Input Files</text:span></text:span></text:p>
          </table:table-cell>
          <table:table-cell table:style-name="Table1.A1" office:value-type="string">
            <text:p text:style-name="Standard"><text:span text:style-name="Default_20_Paragraph_20_Font"><text:span text:style-name="T1">Output Files</text:span></text:span></text:p>
          </table:table-cell>
          <table:table-cell table:style-name="Table1.A1" office:value-type="string">
            <text:p text:style-name="Standard"><text:span text:style-name="Default_20_Paragraph_20_Font"><text:span text:style-name="T1">Output</text:span></text:span></text:p>
          </table:table-cell>
        </table:table-row>
        <table:table-row>
          <table:table-cell table:style-name="Table1.A1" office:value-type="string">
            <text:p text:style-name="P1">Retail-Create</text:p>
          </table:table-cell>
          <table:table-cell table:style-name="Table1.A1" office:value-type="string">
            <text:p text:style-name="P1">Test if retail users are allowed to create accounts.</text:p>
          </table:table-cell>
          <table:table-cell table:style-name="Table1.A1" office:value-type="string">
            <text:p text:style-name="P1">login</text:p>
            <text:p text:style-name="P1">retail</text:p>
            <text:p text:style-name="P1">create</text:p>
            <text:p text:style-name="P1">logout test</text:p>
            <text:p text:style-name="P1"/>
            <text:p text:style-name="P1"/>
          </table:table-cell>
          <table:table-cell table:style-name="Table1.A1" office:value-type="string">
            <text:p text:style-name="P1">current accounts file</text:p>
            <text:p text:style-name="P1"/>
          </table:table-cell>
          <table:table-cell table:style-name="Table1.A1" office:value-type="string">
            <text:p text:style-name="P1">empty transaction summary file</text:p>
          </table:table-cell>
          <table:table-cell table:style-name="Table1.A1" office:value-type="string">
            <text:p text:style-name="P1">Rejection of create command as user does not have access.</text:p>
          </table:table-cell>
        </table:table-row>
        <table:table-row>
          <table:table-cell table:style-name="Table1.A1" office:value-type="string">
            <text:p text:style-name="P1">Retail-delete</text:p>
          </table:table-cell>
          <table:table-cell table:style-name="Table1.A1" office:value-type="string">
            <text:p text:style-name="P1">Test if a retail user is allowed to delete accounts</text:p>
          </table:table-cell>
          <table:table-cell table:style-name="Table1.A1" office:value-type="string">
            <text:p text:style-name="P1">login</text:p>
            <text:p text:style-name="P1">retail</text:p>
            <text:p text:style-name="P1">delete</text:p>
            <text:p text:style-name="P1">logout</text:p>
          </table:table-cell>
          <table:table-cell table:style-name="Table1.A1" office:value-type="string">
            <text:p text:style-name="P1">current accounts file</text:p>
            <text:p text:style-name="P1"/>
            <text:p text:style-name="P1"/>
          </table:table-cell>
          <table:table-cell table:style-name="Table1.A1" office:value-type="string">
            <text:p text:style-name="P1">empty transaction summary file</text:p>
          </table:table-cell>
          <table:table-cell table:style-name="Table1.A1" office:value-type="string">
            <text:p text:style-name="P1">Rejection of delete command as user does not have access.</text:p>
          </table:table-cell>
        </table:table-row>
        <table:table-row>
          <table:table-cell table:style-name="Table1.A1" office:value-type="string">
            <text:p text:style-name="P1">Retail</text:p>
            <text:p text:style-name="P1">-deposit</text:p>
            <text:p text:style-name="P1">reasonable</text:p>
          </table:table-cell>
          <table:table-cell table:style-name="Table1.A1" office:value-type="string">
            <text:p text:style-name="P1">Test if a retail user can deposit a reasonable amount</text:p>
          </table:table-cell>
          <table:table-cell table:style-name="Table1.A1" office:value-type="string">
            <text:p text:style-name="P1">login</text:p>
            <text:p text:style-name="P1">retail</text:p>
            <text:p text:style-name="P1">deposit</text:p>
            <text:p text:style-name="P1">000001</text:p>
            <text:p text:style-name="P1">800.00</text:p>
            <text:p text:style-name="P1">deposit</text:p>
          </table:table-cell>
          <table:table-cell table:style-name="Table1.A1" office:value-type="string">
            <text:p text:style-name="P1">current maybe accounts file</text:p>
            <text:p text:style-name="P1">(000001 on file)</text:p>
          </table:table-cell>
          <table:table-cell table:style-name="Table1.A1" office:value-type="string">
            <text:p text:style-name="P1">updated transaction summary file</text:p>
            <text:p text:style-name="P1"/>
          </table:table-cell>
          <table:table-cell table:style-name="Table1.A1" office:value-type="string">
            <text:p text:style-name="P1">enter a valid account number:</text:p>
            <text:p text:style-name="P1">enter an amount to be deposited:</text:p>
            <text:p text:style-name="P1">Accepts transaction.</text:p>
          </table:table-cell>
        </table:table-row>
        <table:table-row>
          <table:table-cell table:style-name="Table1.A1" office:value-type="string">
            <text:p text:style-name="P1">Retail</text:p>
            <text:p text:style-name="P1">-deposit</text:p>
            <text:p text:style-name="P1">out of scope</text:p>
          </table:table-cell>
          <table:table-cell table:style-name="Table1.A1" office:value-type="string">
            <text:p text:style-name="P1">Test if a retail user can deposit over $1,000</text:p>
          </table:table-cell>
          <table:table-cell table:style-name="Table1.A1" office:value-type="string">
            <text:p text:style-name="P1">login</text:p>
            <text:p text:style-name="P1">retail</text:p>
            <text:p text:style-name="P1">deposit</text:p>
            <text:p text:style-name="P1">000001</text:p>
            <text:p text:style-name="P1">10000.00</text:p>
            <text:p text:style-name="P1">logout</text:p>
          </table:table-cell>
          <table:table-cell table:style-name="Table1.A1" office:value-type="string">
            <text:p text:style-name="P1">current accounts file</text:p>
            <text:p text:style-name="P1">(000001 on file)</text:p>
          </table:table-cell>
          <table:table-cell table:style-name="Table1.A1" office:value-type="string">
            <text:p text:style-name="P1">empty transaction summary file</text:p>
          </table:table-cell>
          <table:table-cell table:style-name="Table1.A1" office:value-type="string">
            <text:p text:style-name="P1">enter a valid account number:</text:p>
            <text:p text:style-name="P1">enter an amount to be deposited:</text:p>
            <text:p text:style-name="P1">Rejects amount greater than $1,000</text:p>
          </table:table-cell>
        </table:table-row>
        <table:table-row>
          <table:table-cell table:style-name="Table1.A1" office:value-type="string">
            <text:p text:style-name="P1">Retail</text:p>
            <text:p text:style-name="P1">-deposit</text:p>
            <text:p text:style-name="P1">zero</text:p>
          </table:table-cell>
          <table:table-cell table:style-name="Table1.A1" office:value-type="string">
            <text:p text:style-name="P1">Test a redundant deposit</text:p>
          </table:table-cell>
          <table:table-cell table:style-name="Table1.A1" office:value-type="string">
            <text:p text:style-name="P1">login</text:p>
            <text:p text:style-name="P1">retail</text:p>
            <text:p text:style-name="P1">deposit</text:p>
            <text:p text:style-name="P1">000001</text:p>
            <text:p text:style-name="P1">0.00</text:p>
            <text:p text:style-name="P1">logout</text:p>
          </table:table-cell>
          <table:table-cell table:style-name="Table1.A1" office:value-type="string">
            <text:p text:style-name="P1">current accounts file</text:p>
            <text:p text:style-name="P1">(000001 on file)</text:p>
          </table:table-cell>
          <table:table-cell table:style-name="Table1.A1" office:value-type="string">
            <text:p text:style-name="P1">Updated transaction summary file</text:p>
          </table:table-cell>
          <table:table-cell table:style-name="Table1.A1" office:value-type="string">
            <text:p text:style-name="P1">enter a valid account number:</text:p>
            <text:p text:style-name="P1">enter an amount to be deposited:</text:p>
            <text:p text:style-name="P1">Either accepts or denies transaction based on how we want to handle a 0 input.</text:p>
          </table:table-cell>
        </table:table-row>
        <table:table-row>
          <table:table-cell table:style-name="Table1.A1" office:value-type="string">
            <text:p text:style-name="P1">Retail</text:p>
            <text:p text:style-name="P1">-deposit</text:p>
            <text:p text:style-name="P1">negative</text:p>
          </table:table-cell>
          <table:table-cell table:style-name="Table1.A1" office:value-type="string">
            <text:p text:style-name="P1">Test an amount we can not reproduce</text:p>
          </table:table-cell>
          <table:table-cell table:style-name="Table1.A1" office:value-type="string">
            <text:p text:style-name="P1">login</text:p>
            <text:p text:style-name="P1">retail</text:p>
            <text:p text:style-name="P1">deposit</text:p>
            <text:p text:style-name="P1">000001</text:p>
            <text:p text:style-name="P1">-1.00</text:p>
            <text:p text:style-name="P1">logout</text:p>
          </table:table-cell>
          <table:table-cell table:style-name="Table1.A1" office:value-type="string">
            <text:p text:style-name="P1">current accounts file</text:p>
            <text:p text:style-name="P1">(000001 on file)</text:p>
          </table:table-cell>
          <table:table-cell table:style-name="Table1.A1" office:value-type="string">
            <text:p text:style-name="P1">Empty transaction summary file</text:p>
          </table:table-cell>
          <table:table-cell table:style-name="Table1.A1" office:value-type="string">
            <text:p text:style-name="P1">enter a valid account number:</text:p>
            <text:p text:style-name="P1">enter amount to be deposited:</text:p>
            <text:p text:style-name="P1">deny transaction of negative amount</text:p>
          </table:table-cell>
        </table:table-row>
        <table:table-row>
          <table:table-cell table:style-name="Table1.A1" office:value-type="string">
            <text:p text:style-name="P1">Retail</text:p>
            <text:p text:style-name="P1"><text:soft-page-break/>-deposit</text:p>
            <text:p text:style-name="P1">Invalid account</text:p>
          </table:table-cell>
          <table:table-cell table:style-name="Table1.A1" office:value-type="string">
            <text:p text:style-name="P1">Test if we try to <text:soft-page-break/>deposit to an account that doesn’t exist</text:p>
          </table:table-cell>
          <table:table-cell table:style-name="Table1.A1" office:value-type="string">
            <text:p text:style-name="P1">login</text:p>
            <text:p text:style-name="P1"><text:soft-page-break/>retail</text:p>
            <text:p text:style-name="P1">deposit</text:p>
            <text:p text:style-name="P1">000001</text:p>
            <text:p text:style-name="P1">logout</text:p>
          </table:table-cell>
          <table:table-cell table:style-name="Table1.A1" office:value-type="string">
            <text:p text:style-name="P1">empty accounts <text:soft-page-break/>file</text:p>
            <text:p text:style-name="P1"/>
          </table:table-cell>
          <table:table-cell table:style-name="Table1.A1" office:value-type="string">
            <text:p text:style-name="P1">Empty <text:soft-page-break/>transaction summary file</text:p>
          </table:table-cell>
          <table:table-cell table:style-name="Table1.A1" office:value-type="string">
            <text:p text:style-name="P1">enter a valid <text:soft-page-break/>account number:</text:p>
            <text:p text:style-name="P1">reject invalid number</text:p>
          </table:table-cell>
        </table:table-row>
        <table:table-row>
          <table:table-cell table:style-name="Table1.A1" office:value-type="string">
            <text:p text:style-name="P1">Retail</text:p>
            <text:p text:style-name="P1">-deposit</text:p>
            <text:p text:style-name="P1">immediate logout</text:p>
          </table:table-cell>
          <table:table-cell table:style-name="Table1.A1" office:value-type="string">
            <text:p text:style-name="P1">Test if we try to deposit and then logout immediately</text:p>
          </table:table-cell>
          <table:table-cell table:style-name="Table1.A1" office:value-type="string">
            <text:p text:style-name="P1">login</text:p>
            <text:p text:style-name="P1">retail</text:p>
            <text:p text:style-name="P1">deposit</text:p>
            <text:p text:style-name="P1">logout</text:p>
          </table:table-cell>
          <table:table-cell table:style-name="Table1.A1" office:value-type="string">
            <text:p text:style-name="P1">empty accounts file</text:p>
            <text:p text:style-name="P1"/>
          </table:table-cell>
          <table:table-cell table:style-name="Table1.A1" office:value-type="string">
            <text:p text:style-name="P1">Empty transaction summary file</text:p>
          </table:table-cell>
          <table:table-cell table:style-name="Table1.A1" office:value-type="string">
            <text:p text:style-name="P1">enter a valid account number:</text:p>
            <text:p text:style-name="P1"/>
          </table:table-cell>
        </table:table-row>
        <table:table-row>
          <table:table-cell table:style-name="Table1.A1" office:value-type="string">
            <text:p text:style-name="P1">Retail</text:p>
            <text:p text:style-name="P1">-withdraw</text:p>
            <text:p text:style-name="P1">reasonable</text:p>
          </table:table-cell>
          <table:table-cell table:style-name="Table1.A1" office:value-type="string">
            <text:p text:style-name="P1">Test the withdraw function on normal conditions</text:p>
          </table:table-cell>
          <table:table-cell table:style-name="Table1.A1" office:value-type="string">
            <text:p text:style-name="P1">login</text:p>
            <text:p text:style-name="P1">retail</text:p>
            <text:p text:style-name="P1">withdraw</text:p>
            <text:p text:style-name="P1">000001</text:p>
            <text:p text:style-name="P1">800.00</text:p>
            <text:p text:style-name="P1">logout</text:p>
          </table:table-cell>
          <table:table-cell table:style-name="Table1.A1" office:value-type="string">
            <text:p text:style-name="P1">current accounts file</text:p>
            <text:p text:style-name="P1">(000001 on file)</text:p>
          </table:table-cell>
          <table:table-cell table:style-name="Table1.A1" office:value-type="string">
            <text:p text:style-name="P1">Updated transaction summary file</text:p>
          </table:table-cell>
          <table:table-cell table:style-name="Table1.A1" office:value-type="string">
            <text:p text:style-name="P1">enter a valid account number:</text:p>
            <text:p text:style-name="P1">enter an amount to be withdrawn:</text:p>
            <text:p text:style-name="P1">Accepts transaction.</text:p>
          </table:table-cell>
        </table:table-row>
        <table:table-row>
          <table:table-cell table:style-name="Table1.A1" office:value-type="string">
            <text:p text:style-name="P1">Retail</text:p>
            <text:p text:style-name="P1">-withdraw</text:p>
            <text:p text:style-name="P1">out of scope</text:p>
          </table:table-cell>
          <table:table-cell table:style-name="Table1.A1" office:value-type="string">
            <text:p text:style-name="P1">Test the withdraw function with an amount higher than $1,000</text:p>
          </table:table-cell>
          <table:table-cell table:style-name="Table1.A1" office:value-type="string">
            <text:p text:style-name="P1">login</text:p>
            <text:p text:style-name="P1">retail</text:p>
            <text:p text:style-name="P1">withdraw</text:p>
            <text:p text:style-name="P1">000001</text:p>
            <text:p text:style-name="P1">10000.00</text:p>
            <text:p text:style-name="P1">logout</text:p>
          </table:table-cell>
          <table:table-cell table:style-name="Table1.A1" office:value-type="string">
            <text:p text:style-name="P1">current accounts file</text:p>
            <text:p text:style-name="P1">(000001 on file)</text:p>
          </table:table-cell>
          <table:table-cell table:style-name="Table1.A1" office:value-type="string">
            <text:p text:style-name="P1">Empty transaction summary file</text:p>
          </table:table-cell>
          <table:table-cell table:style-name="Table1.A1" office:value-type="string">
            <text:p text:style-name="P1">enter a valid account number:</text:p>
            <text:p text:style-name="P1">enter an amount to be withdrawn:</text:p>
            <text:p text:style-name="P1">Denied transaction greater than $1,000</text:p>
          </table:table-cell>
        </table:table-row>
        <table:table-row>
          <table:table-cell table:style-name="Table1.A1" office:value-type="string">
            <text:p text:style-name="P1">Retail</text:p>
            <text:p text:style-name="P1">-withdraw</text:p>
            <text:p text:style-name="P1">zero</text:p>
          </table:table-cell>
          <table:table-cell table:style-name="Table1.A1" office:value-type="string">
            <text:p text:style-name="P1">Test a redundant withdrawal</text:p>
          </table:table-cell>
          <table:table-cell table:style-name="Table1.A1" office:value-type="string">
            <text:p text:style-name="P1">login</text:p>
            <text:p text:style-name="P1">retail</text:p>
            <text:p text:style-name="P1">withdraw</text:p>
            <text:p text:style-name="P1">000001</text:p>
            <text:p text:style-name="P1">0.00</text:p>
            <text:p text:style-name="P1">logout</text:p>
          </table:table-cell>
          <table:table-cell table:style-name="Table1.A1" office:value-type="string">
            <text:p text:style-name="P1">current accounts file</text:p>
            <text:p text:style-name="P1">(000001 on file)</text:p>
          </table:table-cell>
          <table:table-cell table:style-name="Table1.A1" office:value-type="string">
            <text:p text:style-name="P1">Empty transaction summary file.</text:p>
          </table:table-cell>
          <table:table-cell table:style-name="Table1.A1" office:value-type="string">
            <text:p text:style-name="P1">enter a valid account number:</text:p>
            <text:p text:style-name="P1">enter an amount to be withdrawn:</text:p>
            <text:p text:style-name="P1">Can accept or deny, based on how we handle 0 amouts</text:p>
          </table:table-cell>
        </table:table-row>
        <table:table-row>
          <table:table-cell table:style-name="Table1.A1" office:value-type="string">
            <text:p text:style-name="P1">Retail</text:p>
            <text:p text:style-name="P1">withdraw</text:p>
            <text:p text:style-name="P1">negative</text:p>
          </table:table-cell>
          <table:table-cell table:style-name="Table1.A1" office:value-type="string">
            <text:p text:style-name="P1">Test an amount we can not reproduce</text:p>
          </table:table-cell>
          <table:table-cell table:style-name="Table1.A1" office:value-type="string">
            <text:p text:style-name="P1">login</text:p>
            <text:p text:style-name="P1">retail</text:p>
            <text:p text:style-name="P1">withdraw</text:p>
            <text:p text:style-name="P1">000001</text:p>
            <text:p text:style-name="P1">-1.00</text:p>
            <text:p text:style-name="P1">logout</text:p>
          </table:table-cell>
          <table:table-cell table:style-name="Table1.A1" office:value-type="string">
            <text:p text:style-name="P1">current accounts file</text:p>
            <text:p text:style-name="P1">(000001 on file)</text:p>
          </table:table-cell>
          <table:table-cell table:style-name="Table1.A1" office:value-type="string">
            <text:p text:style-name="P1">Empty transaction summary file</text:p>
          </table:table-cell>
          <table:table-cell table:style-name="Table1.A1" office:value-type="string">
            <text:p text:style-name="P1">enter a valid account number:</text:p>
            <text:p text:style-name="P1">enter amount to be withdrawn:</text:p>
            <text:p text:style-name="P1">deny transaction of negative amount</text:p>
          </table:table-cell>
        </table:table-row>
        <table:table-row>
          <table:table-cell table:style-name="Table1.A1" office:value-type="string">
            <text:p text:style-name="P1">Retail</text:p>
            <text:p text:style-name="P1">withdraw</text:p>
            <text:p text:style-name="P1">Invalid account</text:p>
          </table:table-cell>
          <table:table-cell table:style-name="Table1.A1" office:value-type="string">
            <text:p text:style-name="P1">Test if we try to withdraw from an account that doesn’t exist</text:p>
          </table:table-cell>
          <table:table-cell table:style-name="Table1.A1" office:value-type="string">
            <text:p text:style-name="P1">login</text:p>
            <text:p text:style-name="P1">retail</text:p>
            <text:p text:style-name="P1">withdraw</text:p>
            <text:p text:style-name="P1">000001</text:p>
            <text:p text:style-name="P1">logout</text:p>
          </table:table-cell>
          <table:table-cell table:style-name="Table1.A1" office:value-type="string">
            <text:p text:style-name="P1">empty accounts file</text:p>
            <text:p text:style-name="P1"/>
          </table:table-cell>
          <table:table-cell table:style-name="Table1.A1" office:value-type="string">
            <text:p text:style-name="P1">Empty transaction summary file</text:p>
          </table:table-cell>
          <table:table-cell table:style-name="Table1.A1" office:value-type="string">
            <text:p text:style-name="P1">enter a valid account number:</text:p>
            <text:p text:style-name="P1">reject invalid number</text:p>
          </table:table-cell>
        </table:table-row>
        <table:table-row>
          <table:table-cell table:style-name="Table1.A1" office:value-type="string">
            <text:p text:style-name="P1">Retail</text:p>
            <text:p text:style-name="P1">-withdraw</text:p>
            <text:p text:style-name="P1">immediate <text:soft-page-break/>logout</text:p>
          </table:table-cell>
          <table:table-cell table:style-name="Table1.A1" office:value-type="string">
            <text:p text:style-name="P1">Test if we try to withdrawal and then logout <text:soft-page-break/>immediately</text:p>
          </table:table-cell>
          <table:table-cell table:style-name="Table1.A1" office:value-type="string">
            <text:p text:style-name="P1">login</text:p>
            <text:p text:style-name="P1">retail</text:p>
            <text:p text:style-name="P1">withdraw</text:p>
            <text:p text:style-name="P1"><text:soft-page-break/>logout</text:p>
          </table:table-cell>
          <table:table-cell table:style-name="Table1.A1" office:value-type="string">
            <text:p text:style-name="P1">empty accounts file</text:p>
            <text:p text:style-name="P1"/>
          </table:table-cell>
          <table:table-cell table:style-name="Table1.A1" office:value-type="string">
            <text:p text:style-name="P1">Empty transaction summary file</text:p>
          </table:table-cell>
          <table:table-cell table:style-name="Table1.A1" office:value-type="string">
            <text:p text:style-name="P1">enter a valid account number:</text:p>
            <text:p text:style-name="P1"><text:soft-page-break/></text:p>
          </table:table-cell>
        </table:table-row>
        <table:table-row>
          <table:table-cell table:style-name="Table1.A1" office:value-type="string">
            <text:p text:style-name="P1">Retail</text:p>
            <text:p text:style-name="P1">-transfer</text:p>
            <text:p text:style-name="P1">reasonable</text:p>
          </table:table-cell>
          <table:table-cell table:style-name="Table1.A1" office:value-type="string">
            <text:p text:style-name="P1">Test a transfer in retail under normal conditions</text:p>
          </table:table-cell>
          <table:table-cell table:style-name="Table1.A1" office:value-type="string">
            <text:p text:style-name="P1">login</text:p>
            <text:p text:style-name="P1">retail</text:p>
            <text:p text:style-name="P1">transfer</text:p>
            <text:p text:style-name="P1">000001</text:p>
            <text:p text:style-name="P1">000002</text:p>
            <text:p text:style-name="P1">800.00</text:p>
            <text:p text:style-name="P1">logout</text:p>
          </table:table-cell>
          <table:table-cell table:style-name="Table1.A1" office:value-type="string">
            <text:p text:style-name="P1">current accounts file</text:p>
            <text:p text:style-name="P1">(000001 and 000002 on file)</text:p>
          </table:table-cell>
          <table:table-cell table:style-name="Table1.A1" office:value-type="string">
            <text:p text:style-name="P1">Updated transaction summary file</text:p>
            <text:p text:style-name="P1"/>
          </table:table-cell>
          <table:table-cell table:style-name="Table1.A1" office:value-type="string">
            <text:p text:style-name="P1">enter an account to transfer from:</text:p>
            <text:p text:style-name="P1">enter an account to transfer to:</text:p>
            <text:p text:style-name="P1">enter an amount to be transferred:</text:p>
            <text:p text:style-name="P1">Accepts transaction.</text:p>
          </table:table-cell>
        </table:table-row>
        <table:table-row>
          <table:table-cell table:style-name="Table1.A1" office:value-type="string">
            <text:p text:style-name="P1">Retail</text:p>
            <text:p text:style-name="P1">-transfer</text:p>
            <text:p text:style-name="P1">out of scope</text:p>
          </table:table-cell>
          <table:table-cell table:style-name="Table1.A1" office:value-type="string">
            <text:p text:style-name="P1">Test a transfer in retail with an amount greater than $1,000</text:p>
          </table:table-cell>
          <table:table-cell table:style-name="Table1.A1" office:value-type="string">
            <text:p text:style-name="P1">login</text:p>
            <text:p text:style-name="P1">retail</text:p>
            <text:p text:style-name="P1">transfer</text:p>
            <text:p text:style-name="P1">000001</text:p>
            <text:p text:style-name="P1">000002</text:p>
            <text:p text:style-name="P1">10000.00</text:p>
            <text:p text:style-name="P1">logout</text:p>
          </table:table-cell>
          <table:table-cell table:style-name="Table1.A1" office:value-type="string">
            <text:p text:style-name="P1">current accounts file</text:p>
            <text:p text:style-name="P1">(000001 and 000002 on file)</text:p>
          </table:table-cell>
          <table:table-cell table:style-name="Table1.A1" office:value-type="string">
            <text:p text:style-name="P1">Empty transaction summary file</text:p>
            <text:p text:style-name="P1"/>
          </table:table-cell>
          <table:table-cell table:style-name="Table1.A1" office:value-type="string">
            <text:p text:style-name="P1">enter an account to transfer from:</text:p>
            <text:p text:style-name="P1">enter an account to transfer to:</text:p>
            <text:p text:style-name="P1">enter an amount to be transferred:</text:p>
            <text:p text:style-name="P1">Deny amount greater than $1,000</text:p>
          </table:table-cell>
        </table:table-row>
        <table:table-row>
          <table:table-cell table:style-name="Table1.A1" office:value-type="string">
            <text:p text:style-name="P1">Retail</text:p>
            <text:p text:style-name="P1">-transfer</text:p>
            <text:p text:style-name="P1">zero</text:p>
          </table:table-cell>
          <table:table-cell table:style-name="Table1.A1" office:value-type="string">
            <text:p text:style-name="P1">Test a redundant transfer</text:p>
          </table:table-cell>
          <table:table-cell table:style-name="Table1.A1" office:value-type="string">
            <text:p text:style-name="P1">login</text:p>
            <text:p text:style-name="P1">retail</text:p>
            <text:p text:style-name="P1">transfer</text:p>
            <text:p text:style-name="P1">000001</text:p>
            <text:p text:style-name="P1">000002</text:p>
            <text:p text:style-name="P1">0.00</text:p>
            <text:p text:style-name="P1">logout</text:p>
          </table:table-cell>
          <table:table-cell table:style-name="Table1.A1" office:value-type="string">
            <text:p text:style-name="P1">current accounts file</text:p>
            <text:p text:style-name="P1">(000001 and 000002 on file)</text:p>
          </table:table-cell>
          <table:table-cell table:style-name="Table1.A1" office:value-type="string">
            <text:p text:style-name="P1">Empty transaction summary file</text:p>
            <text:p text:style-name="P1"/>
          </table:table-cell>
          <table:table-cell table:style-name="Table1.A1" office:value-type="string">
            <text:p text:style-name="P1">enter an account to transfer from:</text:p>
            <text:p text:style-name="P1">enter an account to transfer to:</text:p>
            <text:p text:style-name="P1">enter an amount to be transferred:</text:p>
            <text:p text:style-name="P1">Deny transaction of 0.</text:p>
          </table:table-cell>
        </table:table-row>
        <table:table-row>
          <table:table-cell table:style-name="Table1.A1" office:value-type="string">
            <text:p text:style-name="P1">Retail</text:p>
            <text:p text:style-name="P1">-transfer</text:p>
            <text:p text:style-name="P1">negative</text:p>
          </table:table-cell>
          <table:table-cell table:style-name="Table1.A1" office:value-type="string">
            <text:p text:style-name="P1">Test a transfer with a value we can not reproduce</text:p>
          </table:table-cell>
          <table:table-cell table:style-name="Table1.A1" office:value-type="string">
            <text:p text:style-name="P1">login</text:p>
            <text:p text:style-name="P1">retail</text:p>
            <text:p text:style-name="P1">transfer</text:p>
            <text:p text:style-name="P1">000001</text:p>
            <text:p text:style-name="P1">000002</text:p>
            <text:p text:style-name="P1">-1.00</text:p>
            <text:p text:style-name="P1">logout</text:p>
          </table:table-cell>
          <table:table-cell table:style-name="Table1.A1" office:value-type="string">
            <text:p text:style-name="P1">current accounts file<text:line-break/>(000001 and 000002 on file)</text:p>
          </table:table-cell>
          <table:table-cell table:style-name="Table1.A1" office:value-type="string">
            <text:p text:style-name="P1">Empty transaction summary file</text:p>
          </table:table-cell>
          <table:table-cell table:style-name="Table1.A1" office:value-type="string">
            <text:p text:style-name="P1">enter an account to transfer from:<text:line-break/>enter an account to transfer to:</text:p>
            <text:p text:style-name="P1">enter an amount to be transferred:</text:p>
            <text:p text:style-name="P1">Deny negative value.</text:p>
          </table:table-cell>
        </table:table-row>
        <table:table-row>
          <table:table-cell table:style-name="Table1.A1" office:value-type="string">
            <text:p text:style-name="P1">Retail</text:p>
            <text:p text:style-name="P1">-transfer</text:p>
            <text:p text:style-name="P1">from invalid account</text:p>
          </table:table-cell>
          <table:table-cell table:style-name="Table1.A1" office:value-type="string">
            <text:p text:style-name="P1">Test if we can transfer from a non-existent account</text:p>
          </table:table-cell>
          <table:table-cell table:style-name="Table1.A1" office:value-type="string">
            <text:p text:style-name="P1">login</text:p>
            <text:p text:style-name="P1">retail</text:p>
            <text:p text:style-name="P1">transfer</text:p>
            <text:p text:style-name="P1">000003</text:p>
            <text:p text:style-name="P1">logout</text:p>
          </table:table-cell>
          <table:table-cell table:style-name="Table1.A1" office:value-type="string">
            <text:p text:style-name="P1">empty accounts file</text:p>
          </table:table-cell>
          <table:table-cell table:style-name="Table1.A1" office:value-type="string">
            <text:p text:style-name="P1">empty transaction summary file</text:p>
          </table:table-cell>
          <table:table-cell table:style-name="Table1.A1" office:value-type="string">
            <text:p text:style-name="P1">account to transfer from:</text:p>
            <text:p text:style-name="P1">Deny invalid account</text:p>
          </table:table-cell>
        </table:table-row>
        <table:table-row>
          <table:table-cell table:style-name="Table1.A1" office:value-type="string">
            <text:p text:style-name="P1">Retail</text:p>
            <text:p text:style-name="P1">-transfer to <text:soft-page-break/>invalid account</text:p>
          </table:table-cell>
          <table:table-cell table:style-name="Table1.A1" office:value-type="string">
            <text:p text:style-name="P1">Test if we can transfer to a <text:soft-page-break/>non-existent account</text:p>
          </table:table-cell>
          <table:table-cell table:style-name="Table1.A1" office:value-type="string">
            <text:p text:style-name="P1">login</text:p>
            <text:p text:style-name="P1">retail</text:p>
            <text:p text:style-name="P1"><text:soft-page-break/>transfer</text:p>
            <text:p text:style-name="P1">000001</text:p>
            <text:p text:style-name="P1">000003</text:p>
            <text:p text:style-name="P1">logout</text:p>
          </table:table-cell>
          <table:table-cell table:style-name="Table1.A1" office:value-type="string">
            <text:p text:style-name="P1">current accounts file</text:p>
            <text:p text:style-name="P1"><text:soft-page-break/>(000001 on file)</text:p>
          </table:table-cell>
          <table:table-cell table:style-name="Table1.A1" office:value-type="string">
            <text:p text:style-name="P1">empty transaction <text:soft-page-break/>summary file</text:p>
          </table:table-cell>
          <table:table-cell table:style-name="Table1.A1" office:value-type="string">
            <text:p text:style-name="P1">account to transfer from:</text:p>
            <text:p text:style-name="P1"><text:soft-page-break/>account to transfer to:</text:p>
            <text:p text:style-name="P1">Deny invalid account</text:p>
          </table:table-cell>
        </table:table-row>
        <table:table-row>
          <table:table-cell table:style-name="Table1.A1" office:value-type="string">
            <text:p text:style-name="P1">Retail</text:p>
            <text:p text:style-name="P1">-transfer immediate logout</text:p>
          </table:table-cell>
          <table:table-cell table:style-name="Table1.A1" office:value-type="string">
            <text:p text:style-name="P1">Test the response of logging out while in a transaction</text:p>
          </table:table-cell>
          <table:table-cell table:style-name="Table1.A1" office:value-type="string">
            <text:p text:style-name="P1">login</text:p>
            <text:p text:style-name="P1">retail</text:p>
            <text:p text:style-name="P1">transfer</text:p>
            <text:p text:style-name="P1">logout</text:p>
          </table:table-cell>
          <table:table-cell table:style-name="Table1.A1" office:value-type="string">
            <text:p text:style-name="P1">empty accounts file</text:p>
          </table:table-cell>
          <table:table-cell table:style-name="Table1.A1" office:value-type="string">
            <text:p text:style-name="P1">empty transaction summary file</text:p>
          </table:table-cell>
          <table:table-cell table:style-name="Table1.A1" office:value-type="string">
            <text:p text:style-name="P1">account to transfer from:</text:p>
          </table:table-cell>
        </table:table-row>
      </table:table>
      <text:p text:style-name="P2"/>
      <text:p text:style-name="P2"/>
      <text:p text:style-name="P2">Agent Tests</text:p>
      <table:table table:name="Table2" table:style-name="Table2">
        <table:table-column table:style-name="Table2.A" table:number-columns-repeated="6"/>
        <table:table-row>
          <table:table-cell table:style-name="Table2.A1" office:value-type="string">
            <text:p text:style-name="Standard"><text:span text:style-name="Default_20_Paragraph_20_Font"><text:span text:style-name="T1">Test</text:span></text:span></text:p>
          </table:table-cell>
          <table:table-cell table:style-name="Table2.A1" office:value-type="string">
            <text:p text:style-name="Standard"><text:span text:style-name="Default_20_Paragraph_20_Font"><text:span text:style-name="T1">Purpose</text:span></text:span></text:p>
          </table:table-cell>
          <table:table-cell table:style-name="Table2.A1" office:value-type="string">
            <text:p text:style-name="Standard"><text:span text:style-name="Default_20_Paragraph_20_Font"><text:span text:style-name="T1">Input</text:span></text:span></text:p>
          </table:table-cell>
          <table:table-cell table:style-name="Table2.A1" office:value-type="string">
            <text:p text:style-name="Standard"><text:span text:style-name="Default_20_Paragraph_20_Font"><text:span text:style-name="T1">Input Files</text:span></text:span></text:p>
          </table:table-cell>
          <table:table-cell table:style-name="Table2.A1" office:value-type="string">
            <text:p text:style-name="Standard"><text:span text:style-name="Default_20_Paragraph_20_Font"><text:span text:style-name="T1">Output Files</text:span></text:span></text:p>
          </table:table-cell>
          <table:table-cell table:style-name="Table2.A1" office:value-type="string">
            <text:p text:style-name="Standard"><text:span text:style-name="Default_20_Paragraph_20_Font"><text:span text:style-name="T1">Output</text:span></text:span></text:p>
          </table:table-cell>
        </table:table-row>
        <table:table-row>
          <table:table-cell table:style-name="Table2.A1" office:value-type="string">
            <text:p text:style-name="P1">Agent -login</text:p>
          </table:table-cell>
          <table:table-cell table:style-name="Table2.A1" office:value-type="string">
            <text:p text:style-name="P1">check that</text:p>
            <text:p text:style-name="P1">login is accepted</text:p>
          </table:table-cell>
          <table:table-cell table:style-name="Table2.A1" office:value-type="string">
            <text:p text:style-name="P1">login</text:p>
            <text:p text:style-name="P1">agent</text:p>
            <text:p text:style-name="P1">logout</text:p>
          </table:table-cell>
          <table:table-cell table:style-name="Table2.A1" office:value-type="string">
            <text:p text:style-name="P1">empty current accounts file</text:p>
          </table:table-cell>
          <table:table-cell table:style-name="Table2.A1" office:value-type="string">
            <text:p text:style-name="P1">empty transaction summary file</text:p>
          </table:table-cell>
          <table:table-cell table:style-name="Table2.A1" office:value-type="string">
            <text:p text:style-name="P1">None</text:p>
          </table:table-cell>
        </table:table-row>
        <table:table-row>
          <table:table-cell table:style-name="Table2.A1" office:value-type="string">
            <text:p text:style-name="P1">Agent -create</text:p>
          </table:table-cell>
          <table:table-cell table:style-name="Table2.A1" office:value-type="string">
            <text:p text:style-name="P1">Check that user is prompted for account number</text:p>
          </table:table-cell>
          <table:table-cell table:style-name="Table2.A1" office:value-type="string">
            <text:p text:style-name="P1">login</text:p>
            <text:p text:style-name="P1">agent</text:p>
            <text:p text:style-name="P1">create</text:p>
            <text:p text:style-name="P1">quit</text:p>
          </table:table-cell>
          <table:table-cell table:style-name="Table2.A1" office:value-type="string">
            <text:p text:style-name="P1">empty current accounts file</text:p>
          </table:table-cell>
          <table:table-cell table:style-name="Table2.A1" office:value-type="string">
            <text:p text:style-name="P1">empty transaction summary file</text:p>
          </table:table-cell>
          <table:table-cell table:style-name="Table2.A1" office:value-type="string">
            <text:p text:style-name="P1">Enter a valid account number:</text:p>
          </table:table-cell>
        </table:table-row>
        <table:table-row>
          <table:table-cell table:style-name="Table2.A1" office:value-type="string">
            <text:p text:style-name="P1">Agent -create 6 digits</text:p>
          </table:table-cell>
          <table:table-cell table:style-name="Table2.A1" office:value-type="string">
            <text:p text:style-name="P1">Check that create account is accepted</text:p>
          </table:table-cell>
          <table:table-cell table:style-name="Table2.A1" office:value-type="string">
            <text:p text:style-name="P1">login</text:p>
            <text:p text:style-name="P1">agent</text:p>
            <text:p text:style-name="P1">create</text:p>
            <text:p text:style-name="P1">123456</text:p>
            <text:p text:style-name="P1">fifteen_digits_</text:p>
            <text:p text:style-name="P1">logout</text:p>
            <text:p text:style-name="P1"/>
          </table:table-cell>
          <table:table-cell table:style-name="Table2.A1" office:value-type="string">
            <text:p text:style-name="P1">empty current accounts file</text:p>
          </table:table-cell>
          <table:table-cell table:style-name="Table2.A1" office:value-type="string">
            <text:p text:style-name="P1">Updated transaction summary file</text:p>
            <text:p text:style-name="P1">“04 123456 000000 00000000 fifteen_digits_”</text:p>
          </table:table-cell>
          <table:table-cell table:style-name="Table2.A1" office:value-type="string">
            <text:p text:style-name="P1">Enter new account number:</text:p>
            <text:p text:style-name="P1">Enter new account name:</text:p>
          </table:table-cell>
        </table:table-row>
        <table:table-row>
          <table:table-cell table:style-name="Table2.A1" office:value-type="string">
            <text:p text:style-name="P1">Agent -create &lt;6 digits</text:p>
          </table:table-cell>
          <table:table-cell table:style-name="Table2.A1" office:value-type="string">
            <text:p text:style-name="P1">Check that create account is accepted, 0s added to account number</text:p>
          </table:table-cell>
          <table:table-cell table:style-name="Table2.A1" office:value-type="string">
            <text:p text:style-name="P1">login</text:p>
            <text:p text:style-name="P1">agent</text:p>
            <text:p text:style-name="P1">create</text:p>
            <text:p text:style-name="P1">1</text:p>
            <text:p text:style-name="P1">fifteen_digits_</text:p>
            <text:p text:style-name="P1">logout</text:p>
          </table:table-cell>
          <table:table-cell table:style-name="Table2.A1" office:value-type="string">
            <text:p text:style-name="P1">empty current accounts file</text:p>
          </table:table-cell>
          <table:table-cell table:style-name="Table2.A1" office:value-type="string">
            <text:p text:style-name="P1">Updated transaction summary file</text:p>
            <text:p text:style-name="P1">“04 000001 000000 00000000 fifteen_digits_”</text:p>
          </table:table-cell>
          <table:table-cell table:style-name="Table2.A1" office:value-type="string">
            <text:p text:style-name="P1">Enter new account number:</text:p>
            <text:p text:style-name="P1">enter new account name:</text:p>
          </table:table-cell>
        </table:table-row>
        <table:table-row>
          <table:table-cell table:style-name="Table2.A1" office:value-type="string">
            <text:p text:style-name="P1">Agent -create &gt;6 digits</text:p>
          </table:table-cell>
          <table:table-cell table:style-name="Table2.A1" office:value-type="string">
            <text:p text:style-name="P1">Reject account number with &gt;6 digits</text:p>
          </table:table-cell>
          <table:table-cell table:style-name="Table2.A1" office:value-type="string">
            <text:p text:style-name="P1">login</text:p>
            <text:p text:style-name="P1">agent</text:p>
            <text:p text:style-name="P1">create</text:p>
            <text:p text:style-name="P1">1234567</text:p>
            <text:p text:style-name="P1">quit</text:p>
          </table:table-cell>
          <table:table-cell table:style-name="Table2.A1" office:value-type="string">
            <text:p text:style-name="P1">empty current accounts file</text:p>
          </table:table-cell>
          <table:table-cell table:style-name="Table2.A1" office:value-type="string">
            <text:p text:style-name="P1">empty transaction summary file</text:p>
          </table:table-cell>
          <table:table-cell table:style-name="Table2.A1" office:value-type="string">
            <text:p text:style-name="P1">Enter new account number:</text:p>
            <text:p text:style-name="P1">Account numbers must be 1-6 digits.</text:p>
            <text:p text:style-name="P1">Enter new account number:</text:p>
          </table:table-cell>
        </table:table-row>
        <table:table-row>
          <table:table-cell table:style-name="Table2.A1" office:value-type="string">
            <text:p text:style-name="P1">Agent -create 6 non digits</text:p>
          </table:table-cell>
          <table:table-cell table:style-name="Table2.A1" office:value-type="string">
            <text:p text:style-name="P1">Reject account number that is not an int</text:p>
          </table:table-cell>
          <table:table-cell table:style-name="Table2.A1" office:value-type="string">
            <text:p text:style-name="P1">login</text:p>
            <text:p text:style-name="P1">agent</text:p>
            <text:p text:style-name="P1">create</text:p>
            <text:p text:style-name="P1">1234567</text:p>
            <text:p text:style-name="P1">quit</text:p>
          </table:table-cell>
          <table:table-cell table:style-name="Table2.A1" office:value-type="string">
            <text:p text:style-name="P1">empty current accounts file</text:p>
          </table:table-cell>
          <table:table-cell table:style-name="Table2.A1" office:value-type="string">
            <text:p text:style-name="P1">empty transaction summary file</text:p>
          </table:table-cell>
          <table:table-cell table:style-name="Table2.A1" office:value-type="string">
            <text:p text:style-name="P1">Enter new account number:</text:p>
            <text:p text:style-name="P1">Account numbers must be 1-6 digits.</text:p>
            <text:p text:style-name="P1">Enter new account number:</text:p>
          </table:table-cell>
        </table:table-row>
        <text:soft-page-break/>
        <table:table-row>
          <table:table-cell table:style-name="Table2.A1" office:value-type="string">
            <text:p text:style-name="P1">Agent -create <text:s text:c="2"/>negative</text:p>
          </table:table-cell>
          <table:table-cell table:style-name="Table2.A1" office:value-type="string">
            <text:p text:style-name="P1">Reject account number that is not an int</text:p>
          </table:table-cell>
          <table:table-cell table:style-name="Table2.A1" office:value-type="string">
            <text:p text:style-name="P1">login</text:p>
            <text:p text:style-name="P1">agent</text:p>
            <text:p text:style-name="P1">create</text:p>
            <text:p text:style-name="P1">-1234</text:p>
            <text:p text:style-name="P1">quit</text:p>
          </table:table-cell>
          <table:table-cell table:style-name="Table2.A1" office:value-type="string">
            <text:p text:style-name="P1">empty current accounts file</text:p>
          </table:table-cell>
          <table:table-cell table:style-name="Table2.A1" office:value-type="string">
            <text:p text:style-name="P1">empty transaction summary file</text:p>
          </table:table-cell>
          <table:table-cell table:style-name="Table2.A1" office:value-type="string">
            <text:p text:style-name="P1">Enter new account number:</text:p>
            <text:p text:style-name="P1">Account numbers must be 1-6 digits.</text:p>
            <text:p text:style-name="P1">Enter new account number:</text:p>
          </table:table-cell>
        </table:table-row>
        <table:table-row>
          <table:table-cell table:style-name="Table2.A1" office:value-type="string">
            <text:p text:style-name="P1">Agent -create <text:s text:c="2"/>decimal</text:p>
          </table:table-cell>
          <table:table-cell table:style-name="Table2.A1" office:value-type="string">
            <text:p text:style-name="P1">Reject account number that is not an int</text:p>
          </table:table-cell>
          <table:table-cell table:style-name="Table2.A1" office:value-type="string">
            <text:p text:style-name="P1">login</text:p>
            <text:p text:style-name="P1">agent</text:p>
            <text:p text:style-name="P1">create</text:p>
            <text:p text:style-name="P1">1.234</text:p>
            <text:p text:style-name="P1">quit</text:p>
          </table:table-cell>
          <table:table-cell table:style-name="Table2.A1" office:value-type="string">
            <text:p text:style-name="P1">empty current accounts file</text:p>
          </table:table-cell>
          <table:table-cell table:style-name="Table2.A1" office:value-type="string">
            <text:p text:style-name="P1">empty transaction summary file</text:p>
          </table:table-cell>
          <table:table-cell table:style-name="Table2.A1" office:value-type="string">
            <text:p text:style-name="P1">Enter new account number:</text:p>
            <text:p text:style-name="P1">Account numbers must be 1-6 digits.</text:p>
            <text:p text:style-name="P1">Enter new account number:</text:p>
          </table:table-cell>
        </table:table-row>
        <table:table-row>
          <table:table-cell table:style-name="Table2.A1" office:value-type="string">
            <text:p text:style-name="P1">Agent -create already existing</text:p>
          </table:table-cell>
          <table:table-cell table:style-name="Table2.A1" office:value-type="string">
            <text:p text:style-name="P1">Reject account number that already exists</text:p>
          </table:table-cell>
          <table:table-cell table:style-name="Table2.A1" office:value-type="string">
            <text:p text:style-name="P1">login</text:p>
            <text:p text:style-name="P1">agent</text:p>
            <text:p text:style-name="P1">create</text:p>
            <text:p text:style-name="P1">1</text:p>
            <text:p text:style-name="P1">quit</text:p>
          </table:table-cell>
          <table:table-cell table:style-name="Table2.A1" office:value-type="string">
            <text:p text:style-name="P1">Accounts file with 000001</text:p>
          </table:table-cell>
          <table:table-cell table:style-name="Table2.A1" office:value-type="string">
            <text:p text:style-name="P1">empty transaction summary file</text:p>
          </table:table-cell>
          <table:table-cell table:style-name="Table2.A1" office:value-type="string">
            <text:p text:style-name="P1">enter a valid account number:</text:p>
            <text:p text:style-name="P1">an account with that number already exists. enter a valid account number:</text:p>
          </table:table-cell>
        </table:table-row>
        <table:table-row>
          <table:table-cell table:style-name="Table2.A1" office:value-type="string">
            <text:p text:style-name="P1">Agent -create &lt;15 chars</text:p>
          </table:table-cell>
          <table:table-cell table:style-name="Table2.A1" office:value-type="string">
            <text:p text:style-name="P1">Check that create account is accepted, spaces added to account name</text:p>
          </table:table-cell>
          <table:table-cell table:style-name="Table2.A1" office:value-type="string">
            <text:p text:style-name="P1">login</text:p>
            <text:p text:style-name="P1">agent</text:p>
            <text:p text:style-name="P1">create</text:p>
            <text:p text:style-name="P1">1</text:p>
            <text:p text:style-name="P1">one</text:p>
            <text:p text:style-name="P1">logout</text:p>
          </table:table-cell>
          <table:table-cell table:style-name="Table2.A1" office:value-type="string">
            <text:p text:style-name="P1">empty current accounts file</text:p>
          </table:table-cell>
          <table:table-cell table:style-name="Table2.A1" office:value-type="string">
            <text:p text:style-name="P1">Updated transaction summary file</text:p>
            <text:p text:style-name="P1">“04 000001 000000 00000000 one <text:s text:c="11"/>”</text:p>
          </table:table-cell>
          <table:table-cell table:style-name="Table2.A1" office:value-type="string">
            <text:p text:style-name="P1">Enter new account number:</text:p>
            <text:p text:style-name="P1">enter new account name:</text:p>
          </table:table-cell>
        </table:table-row>
        <table:table-row>
          <table:table-cell table:style-name="Table2.A1" office:value-type="string">
            <text:p text:style-name="P1">Agent -create &gt;15 chars</text:p>
          </table:table-cell>
          <table:table-cell table:style-name="Table2.A1" office:value-type="string">
            <text:p text:style-name="P1">Reject account name with &gt;15 characters</text:p>
          </table:table-cell>
          <table:table-cell table:style-name="Table2.A1" office:value-type="string">
            <text:p text:style-name="P1">login</text:p>
            <text:p text:style-name="P1">agent</text:p>
            <text:p text:style-name="P1">create</text:p>
            <text:p text:style-name="P1">1</text:p>
            <text:p text:style-name="P1">sixteen__digits_</text:p>
            <text:p text:style-name="P1">quit</text:p>
          </table:table-cell>
          <table:table-cell table:style-name="Table2.A1" office:value-type="string">
            <text:p text:style-name="P1">empty current accounts file</text:p>
          </table:table-cell>
          <table:table-cell table:style-name="Table2.A1" office:value-type="string">
            <text:p text:style-name="P1">empty transaction summary file</text:p>
          </table:table-cell>
          <table:table-cell table:style-name="Table2.A1" office:value-type="string">
            <text:p text:style-name="P1">Enter new account number:</text:p>
            <text:p text:style-name="P1">enter new account name:</text:p>
            <text:p text:style-name="P1">Account names must be 1-15 characters. enter new account name:</text:p>
          </table:table-cell>
        </table:table-row>
      </table:table>
      <text:p text:style-name="P2"/>
      <table:table table:name="Table5" table:style-name="Table5">
        <table:table-column table:style-name="Table5.A" table:number-columns-repeated="6"/>
        <table:table-row>
          <table:table-cell table:style-name="Table5.A1" office:value-type="string">
            <text:p text:style-name="P17"><text:span text:style-name="Default_20_Paragraph_20_Font"><text:span text:style-name="T1">DELETE</text:span></text:span></text:p>
          </table:table-cell>
          <table:table-cell table:style-name="Table5.A1" office:value-type="string">
            <text:p text:style-name="P9"/>
          </table:table-cell>
          <table:table-cell table:style-name="Table5.A1" office:value-type="string">
            <text:p text:style-name="P9"/>
          </table:table-cell>
          <table:table-cell table:style-name="Table5.A1" office:value-type="string">
            <text:p text:style-name="P9"/>
          </table:table-cell>
          <table:table-cell table:style-name="Table5.A1" office:value-type="string">
            <text:p text:style-name="P9"/>
          </table:table-cell>
          <table:table-cell table:style-name="Table5.A1" office:value-type="string">
            <text:p text:style-name="P9"/>
          </table:table-cell>
        </table:table-row>
        <table:table-row>
          <table:table-cell table:style-name="Table5.A1" office:value-type="string">
            <text:p text:style-name="P9">Agent -delete</text:p>
          </table:table-cell>
          <table:table-cell table:style-name="Table5.A1" office:value-type="string">
            <text:p text:style-name="P9">Check that agent is prompted for account number</text:p>
          </table:table-cell>
          <table:table-cell table:style-name="Table5.A1" office:value-type="string">
            <text:p text:style-name="P9">login</text:p>
            <text:p text:style-name="P9">agent</text:p>
            <text:p text:style-name="P9">delete</text:p>
            <text:p text:style-name="P9">quit</text:p>
          </table:table-cell>
          <table:table-cell table:style-name="Table5.A1" office:value-type="string">
            <text:p text:style-name="P9">accountList_empty.txt</text:p>
          </table:table-cell>
          <table:table-cell table:style-name="Table5.A1" office:value-type="string">
            <text:p text:style-name="P9">-</text:p>
          </table:table-cell>
          <table:table-cell table:style-name="Table5.A1" office:value-type="string">
            <text:p text:style-name="P9">a<text:span text:style-name="T3">p_dl_qui.txt</text:span></text:p>
          </table:table-cell>
        </table:table-row>
        <table:table-row>
          <table:table-cell table:style-name="Table5.A1" office:value-type="string">
            <text:p text:style-name="P10">Agent -delete num</text:p>
          </table:table-cell>
          <table:table-cell table:style-name="Table5.A1" office:value-type="string">
            <text:p text:style-name="P10">Check that agent is <text:soft-page-break/>prompted for account name</text:p>
          </table:table-cell>
          <table:table-cell table:style-name="Table5.A1" office:value-type="string">
            <text:p text:style-name="P9">login</text:p>
            <text:p text:style-name="P9">agent</text:p>
            <text:p text:style-name="P9"><text:soft-page-break/>delete</text:p>
            <text:p text:style-name="P10">1</text:p>
            <text:p text:style-name="P9">quit</text:p>
          </table:table-cell>
          <table:table-cell table:style-name="Table5.A1" office:value-type="string">
            <text:p text:style-name="P10">accountList_1.txt</text:p>
          </table:table-cell>
          <table:table-cell table:style-name="Table5.A1" office:value-type="string">
            <text:p text:style-name="P9">-</text:p>
          </table:table-cell>
          <table:table-cell table:style-name="Table5.A1" office:value-type="string">
            <text:p text:style-name="P9">a<text:span text:style-name="T3">p_dl_num.txt</text:span></text:p>
          </table:table-cell>
        </table:table-row>
        <table:table-row>
          <table:table-cell table:style-name="Table5.A1" office:value-type="string">
            <text:p text:style-name="P10">Agent -delete num</text:p>
          </table:table-cell>
          <table:table-cell table:style-name="Table5.A1" office:value-type="string">
            <text:p text:style-name="P10">Check that agent is prompted for account name</text:p>
          </table:table-cell>
          <table:table-cell table:style-name="Table5.A1" office:value-type="string">
            <text:p text:style-name="P9">login</text:p>
            <text:p text:style-name="P9">agent</text:p>
            <text:p text:style-name="P9">delete</text:p>
            <text:p text:style-name="P10">1</text:p>
            <text:p text:style-name="P9">quit</text:p>
          </table:table-cell>
          <table:table-cell table:style-name="Table5.A1" office:value-type="string">
            <text:p text:style-name="P9">accountList_empty.txt</text:p>
          </table:table-cell>
          <table:table-cell table:style-name="Table5.A1" office:value-type="string">
            <text:p text:style-name="P9">-</text:p>
          </table:table-cell>
          <table:table-cell table:style-name="Table5.A1" office:value-type="string">
            <text:p text:style-name="P11">ap_dl_nam.txt</text:p>
          </table:table-cell>
        </table:table-row>
        <table:table-row>
          <table:table-cell table:style-name="Table5.A1" office:value-type="string">
            <text:p text:style-name="P9">Agent -delete n<text:span text:style-name="T4">um does not exist</text:span> </text:p>
          </table:table-cell>
          <table:table-cell table:style-name="Table5.A1" office:value-type="string">
            <text:p text:style-name="P9">Check that <text:span text:style-name="T4">error occurs when account does not exist</text:span></text:p>
          </table:table-cell>
          <table:table-cell table:style-name="Table5.A1" office:value-type="string">
            <text:p text:style-name="P9">login</text:p>
            <text:p text:style-name="P9">agent</text:p>
            <text:p text:style-name="P9">delete</text:p>
            <text:p text:style-name="P11">1</text:p>
            <text:p text:style-name="P11">abc</text:p>
            <text:p text:style-name="P9">quit</text:p>
          </table:table-cell>
          <table:table-cell table:style-name="Table5.A1" office:value-type="string">
            <text:p text:style-name="P9">accountList_empty.txt</text:p>
          </table:table-cell>
          <table:table-cell table:style-name="Table5.A1" office:value-type="string">
            <text:p text:style-name="P9">-</text:p>
          </table:table-cell>
          <table:table-cell table:style-name="Table5.A1" office:value-type="string">
            <text:p text:style-name="P11">ap_dl_n<text:span text:style-name="T4">u</text:span>m_<text:span text:style-name="T4">dne</text:span>.txt</text:p>
          </table:table-cell>
        </table:table-row>
        <table:table-row>
          <table:table-cell table:style-name="Table5.A1" office:value-type="string">
            <text:p text:style-name="P9">Agent -delete 6 digits</text:p>
          </table:table-cell>
          <table:table-cell table:style-name="Table5.A1" office:value-type="string">
            <text:p text:style-name="P9">Check that <text:span text:style-name="T5">logout updates transaction summary file</text:span></text:p>
          </table:table-cell>
          <table:table-cell table:style-name="Table5.A1" office:value-type="string">
            <text:p text:style-name="P9">login</text:p>
            <text:p text:style-name="P9">agent</text:p>
            <text:p text:style-name="P9">delete</text:p>
            <text:p text:style-name="P9">1<text:span text:style-name="T6">23456</text:span></text:p>
            <text:p text:style-name="P12">fifteen_digits_</text:p>
            <text:p text:style-name="P12">logout</text:p>
            <text:p text:style-name="P9"/>
          </table:table-cell>
          <table:table-cell table:style-name="Table5.A1" office:value-type="string">
            <text:p text:style-name="P10">accountList_12<text:span text:style-name="T7">3456</text:span>.txt</text:p>
          </table:table-cell>
          <table:table-cell table:style-name="Table5.A1" office:value-type="string">
            <text:p text:style-name="P9">a<text:span text:style-name="T5">o_dl_xct.txt</text:span></text:p>
          </table:table-cell>
          <table:table-cell table:style-name="Table5.A1" office:value-type="string">
            <text:p text:style-name="P9">a<text:span text:style-name="T5">p_dl_xct.txt</text:span></text:p>
          </table:table-cell>
        </table:table-row>
        <table:table-row>
          <table:table-cell table:style-name="Table5.A1" office:value-type="string">
            <text:p text:style-name="P9">Agent -delete &lt;6 digits</text:p>
          </table:table-cell>
          <table:table-cell table:style-name="Table5.A1" office:value-type="string">
            <text:p text:style-name="P9">Check that <text:span text:style-name="T5">0</text:span>s added to account number</text:p>
          </table:table-cell>
          <table:table-cell table:style-name="Table5.A1" office:value-type="string">
            <text:p text:style-name="P9">login</text:p>
            <text:p text:style-name="P9">agent</text:p>
            <text:p text:style-name="P9">delete</text:p>
            <text:p text:style-name="P9">1</text:p>
            <text:p text:style-name="P12">fifteen_digits_</text:p>
            <text:p text:style-name="P9">logout</text:p>
          </table:table-cell>
          <table:table-cell table:style-name="Table5.A1" office:value-type="string">
            <text:p text:style-name="P10">accountList_1.txt</text:p>
          </table:table-cell>
          <table:table-cell table:style-name="Table5.A1" office:value-type="string">
            <text:p text:style-name="P9">a<text:span text:style-name="T7">o_dl_num_sml.txt</text:span></text:p>
          </table:table-cell>
          <table:table-cell table:style-name="Table5.A1" office:value-type="string">
            <text:p text:style-name="P9">a<text:span text:style-name="T7">p_dl_num_sml.txt</text:span></text:p>
          </table:table-cell>
        </table:table-row>
        <table:table-row>
          <table:table-cell table:style-name="Table5.A1" office:value-type="string">
            <text:p text:style-name="P9">Agent -delete &gt;6 digits</text:p>
          </table:table-cell>
          <table:table-cell table:style-name="Table5.A1" office:value-type="string">
            <text:p text:style-name="P9">Reject account number with &gt;6 digits</text:p>
          </table:table-cell>
          <table:table-cell table:style-name="Table5.A1" office:value-type="string">
            <text:p text:style-name="P9">login</text:p>
            <text:p text:style-name="P9">agent</text:p>
            <text:p text:style-name="P9">delete</text:p>
            <text:p text:style-name="P9">1234567</text:p>
            <text:p text:style-name="P9">quit</text:p>
          </table:table-cell>
          <table:table-cell table:style-name="Table5.A1" office:value-type="string">
            <text:p text:style-name="P9">accountList_empty.txt</text:p>
          </table:table-cell>
          <table:table-cell table:style-name="Table5.A1" office:value-type="string">
            <text:p text:style-name="P9">-</text:p>
          </table:table-cell>
          <table:table-cell table:style-name="Table5.A1" office:value-type="string">
            <text:p text:style-name="P13">ap_dl_num_big.txt</text:p>
          </table:table-cell>
        </table:table-row>
        <table:table-row>
          <table:table-cell table:style-name="Table5.A1" office:value-type="string">
            <text:p text:style-name="P9">Agent -delete 6 non digits</text:p>
          </table:table-cell>
          <table:table-cell table:style-name="Table5.A1" office:value-type="string">
            <text:p text:style-name="P9">Reject account number that is not an int</text:p>
          </table:table-cell>
          <table:table-cell table:style-name="Table5.A1" office:value-type="string">
            <text:p text:style-name="P9">login</text:p>
            <text:p text:style-name="P9">agent</text:p>
            <text:p text:style-name="P9">delete</text:p>
            <text:p text:style-name="P9">a<text:span text:style-name="T8">bc</text:span></text:p>
            <text:p text:style-name="P9">quit</text:p>
          </table:table-cell>
          <table:table-cell table:style-name="Table5.A1" office:value-type="string">
            <text:p text:style-name="P9">accountList_empty.txt</text:p>
          </table:table-cell>
          <table:table-cell table:style-name="Table5.A1" office:value-type="string">
            <text:p text:style-name="P9">-</text:p>
          </table:table-cell>
          <table:table-cell table:style-name="Table5.A1" office:value-type="string">
            <text:p text:style-name="P13">ap_dl_num_str.txt</text:p>
          </table:table-cell>
        </table:table-row>
        <table:table-row>
          <table:table-cell table:style-name="Table5.A1" office:value-type="string">
            <text:p text:style-name="P9">Agent -delete <text:s text:c="2"/>negative</text:p>
          </table:table-cell>
          <table:table-cell table:style-name="Table5.A1" office:value-type="string">
            <text:p text:style-name="P9">Reject account number that is not an int</text:p>
          </table:table-cell>
          <table:table-cell table:style-name="Table5.A1" office:value-type="string">
            <text:p text:style-name="P9">login</text:p>
            <text:p text:style-name="P9">agent</text:p>
            <text:p text:style-name="P9">delete</text:p>
            <text:p text:style-name="P9">-1</text:p>
            <text:p text:style-name="P9">quit</text:p>
          </table:table-cell>
          <table:table-cell table:style-name="Table5.A1" office:value-type="string">
            <text:p text:style-name="P9">accountList_empty.txt</text:p>
          </table:table-cell>
          <table:table-cell table:style-name="Table5.A1" office:value-type="string">
            <text:p text:style-name="P9">-</text:p>
          </table:table-cell>
          <table:table-cell table:style-name="Table5.A1" office:value-type="string">
            <text:p text:style-name="P13">ap_dl_num_neg.txt</text:p>
          </table:table-cell>
        </table:table-row>
        <table:table-row>
          <table:table-cell table:style-name="Table5.A1" office:value-type="string">
            <text:p text:style-name="P9">Agent -delete <text:s text:c="2"/>decimal</text:p>
          </table:table-cell>
          <table:table-cell table:style-name="Table5.A1" office:value-type="string">
            <text:p text:style-name="P9">Reject account number that is not an int</text:p>
          </table:table-cell>
          <table:table-cell table:style-name="Table5.A1" office:value-type="string">
            <text:p text:style-name="P9">login</text:p>
            <text:p text:style-name="P9">agent</text:p>
            <text:p text:style-name="P9">delete</text:p>
            <text:p text:style-name="P9">1.<text:span text:style-name="T8">0</text:span></text:p>
            <text:p text:style-name="P9">quit</text:p>
          </table:table-cell>
          <table:table-cell table:style-name="Table5.A1" office:value-type="string">
            <text:p text:style-name="P9">accountList_empty.txt</text:p>
          </table:table-cell>
          <table:table-cell table:style-name="Table5.A1" office:value-type="string">
            <text:p text:style-name="P9">-</text:p>
          </table:table-cell>
          <table:table-cell table:style-name="Table5.A1" office:value-type="string">
            <text:p text:style-name="P13">ap_dl_num_dec.txt</text:p>
          </table:table-cell>
        </table:table-row>
        <table:table-row>
          <table:table-cell table:style-name="Table5.A1" office:value-type="string">
            <text:p text:style-name="P13">Agent -delete zero</text:p>
          </table:table-cell>
          <table:table-cell table:style-name="Table5.A1" office:value-type="string">
            <text:p text:style-name="P9">Reject account number <text:span text:style-name="T8">zero</text:span></text:p>
          </table:table-cell>
          <table:table-cell table:style-name="Table5.A1" office:value-type="string">
            <text:p text:style-name="P9">login</text:p>
            <text:p text:style-name="P9">agent</text:p>
            <text:p text:style-name="P9">delete</text:p>
            <text:p text:style-name="P9"><text:span text:style-name="T8">0</text:span></text:p>
            <text:p text:style-name="P9">quit</text:p>
          </table:table-cell>
          <table:table-cell table:style-name="Table5.A1" office:value-type="string">
            <text:p text:style-name="P9">accountList_empty.txt</text:p>
          </table:table-cell>
          <table:table-cell table:style-name="Table5.A1" office:value-type="string">
            <text:p text:style-name="P9">-</text:p>
          </table:table-cell>
          <table:table-cell table:style-name="Table5.A1" office:value-type="string">
            <text:p text:style-name="P13">ap_dl_num_zer.txt</text:p>
          </table:table-cell>
        </table:table-row>
        <text:soft-page-break/>
        <table:table-row>
          <table:table-cell table:style-name="Table5.A1" office:value-type="string">
            <text:p text:style-name="P13">Agent -delete &lt;15 characters</text:p>
          </table:table-cell>
          <table:table-cell table:style-name="Table5.A1" office:value-type="string">
            <text:p text:style-name="P14">Check that spaces are properly added</text:p>
          </table:table-cell>
          <table:table-cell table:style-name="Table5.A1" office:value-type="string">
            <text:p text:style-name="P9">login</text:p>
            <text:p text:style-name="P9">agent</text:p>
            <text:p text:style-name="P9">delete</text:p>
            <text:p text:style-name="P14">1</text:p>
            <text:p text:style-name="P14">abc</text:p>
            <text:p text:style-name="P14">logout</text:p>
          </table:table-cell>
          <table:table-cell table:style-name="Table5.A1" office:value-type="string">
            <text:p text:style-name="P9">accountList_<text:span text:style-name="T9">1</text:span>txt</text:p>
          </table:table-cell>
          <table:table-cell table:style-name="Table5.A1" office:value-type="string">
            <text:p text:style-name="P14">ao_dl_nam_sml.txt</text:p>
          </table:table-cell>
          <table:table-cell table:style-name="Table5.A1" office:value-type="string">
            <text:p text:style-name="P13">ap_dl_n<text:span text:style-name="T9">a</text:span>m_<text:span text:style-name="T9">sml</text:span>.txt</text:p>
          </table:table-cell>
        </table:table-row>
        <table:table-row>
          <table:table-cell table:style-name="Table5.A1" office:value-type="string">
            <text:p text:style-name="P13">Agent -delete &gt;15 characters</text:p>
          </table:table-cell>
          <table:table-cell table:style-name="Table5.A1" office:value-type="string">
            <text:p text:style-name="P15">Reject account name that's too long</text:p>
          </table:table-cell>
          <table:table-cell table:style-name="Table5.A1" office:value-type="string">
            <text:p text:style-name="P9">login</text:p>
            <text:p text:style-name="P9">agent</text:p>
            <text:p text:style-name="P9">delete</text:p>
            <text:p text:style-name="P14">1</text:p>
            <text:p text:style-name="P14">very_long_account</text:p>
            <text:p text:style-name="P15">quit</text:p>
          </table:table-cell>
          <table:table-cell table:style-name="Table5.A1" office:value-type="string">
            <text:p text:style-name="P9">accountList_<text:span text:style-name="T9">1</text:span>txt</text:p>
          </table:table-cell>
          <table:table-cell table:style-name="Table5.A1" office:value-type="string">
            <text:p text:style-name="P9">-</text:p>
          </table:table-cell>
          <table:table-cell table:style-name="Table5.A1" office:value-type="string">
            <text:p text:style-name="P13">ap_dl_n<text:span text:style-name="T9">a</text:span>m_<text:span text:style-name="T9">big</text:span>.txt</text:p>
          </table:table-cell>
        </table:table-row>
        <table:table-row>
          <table:table-cell table:style-name="Table5.A1" office:value-type="string">
            <text:p text:style-name="P14">Agent -delete number</text:p>
          </table:table-cell>
          <table:table-cell table:style-name="Table5.A1" office:value-type="string">
            <text:p text:style-name="P15">Check that numbers are accepted as account names</text:p>
          </table:table-cell>
          <table:table-cell table:style-name="Table5.A1" office:value-type="string">
            <text:p text:style-name="P9">login</text:p>
            <text:p text:style-name="P9">agent</text:p>
            <text:p text:style-name="P9">delete</text:p>
            <text:p text:style-name="P14">1</text:p>
            <text:p text:style-name="P14">1</text:p>
            <text:p text:style-name="P14">logout</text:p>
          </table:table-cell>
          <table:table-cell table:style-name="Table5.A1" office:value-type="string">
            <text:p text:style-name="P9">accountList_<text:span text:style-name="T9">1</text:span>txt</text:p>
          </table:table-cell>
          <table:table-cell table:style-name="Table5.A1" office:value-type="string">
            <text:p text:style-name="P13">a<text:span text:style-name="T9">o</text:span>_dl_n<text:span text:style-name="T9">a</text:span>m_<text:span text:style-name="T9">int</text:span>.txt</text:p>
          </table:table-cell>
          <table:table-cell table:style-name="Table5.A1" office:value-type="string">
            <text:p text:style-name="P13">ap_dl_n<text:span text:style-name="T9">a</text:span>m_<text:span text:style-name="T9">int</text:span>.txt</text:p>
          </table:table-cell>
        </table:table-row>
      </table:table>
      <text:p text:style-name="P8"/>
      <table:table table:name="Table4" table:style-name="Table4">
        <table:table-column table:style-name="Table4.A" table:number-columns-repeated="6"/>
        <table:table-row>
          <table:table-cell table:style-name="Table4.A1" office:value-type="string">
            <text:p text:style-name="P16">DEPOSIT</text:p>
          </table:table-cell>
          <table:table-cell table:style-name="Table4.A1" office:value-type="string">
            <text:p text:style-name="P9"/>
          </table:table-cell>
          <table:table-cell table:style-name="Table4.A1" office:value-type="string">
            <text:p text:style-name="P9"/>
          </table:table-cell>
          <table:table-cell table:style-name="Table4.A1" office:value-type="string">
            <text:p text:style-name="P9"/>
          </table:table-cell>
          <table:table-cell table:style-name="Table4.A1" office:value-type="string">
            <text:p text:style-name="P9"/>
          </table:table-cell>
          <table:table-cell table:style-name="Table4.A1" office:value-type="string">
            <text:p text:style-name="P9"/>
          </table:table-cell>
        </table:table-row>
        <table:table-row>
          <table:table-cell table:style-name="Table4.A1" office:value-type="string">
            <text:p text:style-name="P9">Agent -deposit</text:p>
          </table:table-cell>
          <table:table-cell table:style-name="Table4.A1" office:value-type="string">
            <text:p text:style-name="P9">Check that user is prompted for account number</text:p>
          </table:table-cell>
          <table:table-cell table:style-name="Table4.A1" office:value-type="string">
            <text:p text:style-name="P9">login</text:p>
            <text:p text:style-name="P9">agent</text:p>
            <text:p text:style-name="P9">deposit</text:p>
            <text:p text:style-name="P9">quit</text:p>
          </table:table-cell>
          <table:table-cell table:style-name="Table4.A1" office:value-type="string">
            <text:p text:style-name="P9">empty current accounts file</text:p>
          </table:table-cell>
          <table:table-cell table:style-name="Table4.A1" office:value-type="string">
            <text:p text:style-name="P9">empty transaction summary file</text:p>
          </table:table-cell>
          <table:table-cell table:style-name="Table4.A1" office:value-type="string">
            <text:p text:style-name="P9">Enter a valid account number:</text:p>
            <text:p text:style-name="P9"/>
          </table:table-cell>
        </table:table-row>
        <table:table-row>
          <table:table-cell table:style-name="Table4.A1" office:value-type="string">
            <text:p text:style-name="P9">Agent -deposit </text:p>
          </table:table-cell>
          <table:table-cell table:style-name="Table4.A1" office:value-type="string">
            <text:p text:style-name="P9"/>
          </table:table-cell>
          <table:table-cell table:style-name="Table4.A1" office:value-type="string">
            <text:p text:style-name="P9"/>
          </table:table-cell>
          <table:table-cell table:style-name="Table4.A1" office:value-type="string">
            <text:p text:style-name="P9"/>
          </table:table-cell>
          <table:table-cell table:style-name="Table4.A1" office:value-type="string">
            <text:p text:style-name="P9"/>
          </table:table-cell>
          <table:table-cell table:style-name="Table4.A1" office:value-type="string">
            <text:p text:style-name="P9"/>
          </table:table-cell>
        </table:table-row>
        <table:table-row>
          <table:table-cell table:style-name="Table4.A1" office:value-type="string">
            <text:p text:style-name="P9"/>
          </table:table-cell>
          <table:table-cell table:style-name="Table4.A1" office:value-type="string">
            <text:p text:style-name="P9"/>
          </table:table-cell>
          <table:table-cell table:style-name="Table4.A1" office:value-type="string">
            <text:p text:style-name="P9"/>
          </table:table-cell>
          <table:table-cell table:style-name="Table4.A1" office:value-type="string">
            <text:p text:style-name="P9"/>
          </table:table-cell>
          <table:table-cell table:style-name="Table4.A1" office:value-type="string">
            <text:p text:style-name="P9"/>
          </table:table-cell>
          <table:table-cell table:style-name="Table4.A1" office:value-type="string">
            <text:p text:style-name="P9"/>
          </table:table-cell>
        </table:table-row>
        <table:table-row>
          <table:table-cell table:style-name="Table4.A1" office:value-type="string">
            <text:p text:style-name="P9">Agent</text:p>
            <text:p text:style-name="P9">-deposit</text:p>
            <text:p text:style-name="P9">reasonable</text:p>
          </table:table-cell>
          <table:table-cell table:style-name="Table4.A1" office:value-type="string">
            <text:p text:style-name="P9">Test if an agent can deposit a reasonable amount</text:p>
          </table:table-cell>
          <table:table-cell table:style-name="Table4.A1" office:value-type="string">
            <text:p text:style-name="P9">login</text:p>
            <text:p text:style-name="P9">agent</text:p>
            <text:p text:style-name="P9">deposit</text:p>
            <text:p text:style-name="P9">1</text:p>
            <text:p text:style-name="P9">99999.00</text:p>
            <text:p text:style-name="P9">logout</text:p>
          </table:table-cell>
          <table:table-cell table:style-name="Table4.A1" office:value-type="string">
            <text:p text:style-name="P9">current accounts file</text:p>
            <text:p text:style-name="P9">(000001 on file)</text:p>
          </table:table-cell>
          <table:table-cell table:style-name="Table4.A1" office:value-type="string">
            <text:p text:style-name="P9">updated transaction summary file</text:p>
            <text:p text:style-name="P9"/>
          </table:table-cell>
          <table:table-cell table:style-name="Table4.A1" office:value-type="string">
            <text:p text:style-name="P9">enter a valid account number:</text:p>
            <text:p text:style-name="P9">enter an amount to be deposited:</text:p>
            <text:p text:style-name="P9">Accepts transaction.</text:p>
          </table:table-cell>
        </table:table-row>
        <table:table-row>
          <table:table-cell table:style-name="Table4.A1" office:value-type="string">
            <text:p text:style-name="P9">Agent</text:p>
            <text:p text:style-name="P9">-deposit</text:p>
            <text:p text:style-name="P9">out of scope</text:p>
          </table:table-cell>
          <table:table-cell table:style-name="Table4.A1" office:value-type="string">
            <text:p text:style-name="P9">Test if an agent user can deposit over $999,999.99</text:p>
          </table:table-cell>
          <table:table-cell table:style-name="Table4.A1" office:value-type="string">
            <text:p text:style-name="P9">login</text:p>
            <text:p text:style-name="P9">agent</text:p>
            <text:p text:style-name="P9">deposit</text:p>
            <text:p text:style-name="P9">1</text:p>
            <text:p text:style-name="P9">1000000.00</text:p>
            <text:p text:style-name="P9">logout</text:p>
          </table:table-cell>
          <table:table-cell table:style-name="Table4.A1" office:value-type="string">
            <text:p text:style-name="P9">current accounts file</text:p>
            <text:p text:style-name="P9">(000001 on file)</text:p>
          </table:table-cell>
          <table:table-cell table:style-name="Table4.A1" office:value-type="string">
            <text:p text:style-name="P9">empty transaction summary file</text:p>
          </table:table-cell>
          <table:table-cell table:style-name="Table4.A1" office:value-type="string">
            <text:p text:style-name="P9">enter a valid account number:</text:p>
            <text:p text:style-name="P9">enter an amount to be deposited:</text:p>
            <text:p text:style-name="P9">Rejects amount greater than $999,999.99</text:p>
          </table:table-cell>
        </table:table-row>
        <table:table-row>
          <table:table-cell table:style-name="Table4.A1" office:value-type="string">
            <text:p text:style-name="P9">Agent</text:p>
            <text:p text:style-name="P9">-deposit</text:p>
            <text:p text:style-name="P9">zero</text:p>
          </table:table-cell>
          <table:table-cell table:style-name="Table4.A1" office:value-type="string">
            <text:p text:style-name="P9">Test a redundant deposit</text:p>
          </table:table-cell>
          <table:table-cell table:style-name="Table4.A1" office:value-type="string">
            <text:p text:style-name="P9">login</text:p>
            <text:p text:style-name="P9">agent</text:p>
            <text:p text:style-name="P9">deposit</text:p>
            <text:p text:style-name="P9">1</text:p>
            <text:p text:style-name="P9">0.00</text:p>
            <text:p text:style-name="P9">logout</text:p>
          </table:table-cell>
          <table:table-cell table:style-name="Table4.A1" office:value-type="string">
            <text:p text:style-name="P9">current accounts file</text:p>
            <text:p text:style-name="P9">(000001 on file)</text:p>
          </table:table-cell>
          <table:table-cell table:style-name="Table4.A1" office:value-type="string">
            <text:p text:style-name="P9">Updated transaction summary file</text:p>
          </table:table-cell>
          <table:table-cell table:style-name="Table4.A1" office:value-type="string">
            <text:p text:style-name="P9">enter a valid account number:</text:p>
            <text:p text:style-name="P9">enter an amount to be deposited:</text:p>
            <text:p text:style-name="P9">Either accepts or denies <text:soft-page-break/>transaction based on how we want to handle a 0 input.</text:p>
          </table:table-cell>
        </table:table-row>
        <table:table-row>
          <table:table-cell table:style-name="Table4.A1" office:value-type="string">
            <text:p text:style-name="P9">Agent</text:p>
            <text:p text:style-name="P9">-deposit</text:p>
            <text:p text:style-name="P9">negative</text:p>
          </table:table-cell>
          <table:table-cell table:style-name="Table4.A1" office:value-type="string">
            <text:p text:style-name="P9">Test an amount we cannot reproduce</text:p>
          </table:table-cell>
          <table:table-cell table:style-name="Table4.A1" office:value-type="string">
            <text:p text:style-name="P9">login</text:p>
            <text:p text:style-name="P9">agent</text:p>
            <text:p text:style-name="P9">deposit</text:p>
            <text:p text:style-name="P9">1</text:p>
            <text:p text:style-name="P9">-1.00</text:p>
            <text:p text:style-name="P9">logout</text:p>
          </table:table-cell>
          <table:table-cell table:style-name="Table4.A1" office:value-type="string">
            <text:p text:style-name="P9">current accounts file</text:p>
            <text:p text:style-name="P9">(000001 on file)</text:p>
          </table:table-cell>
          <table:table-cell table:style-name="Table4.A1" office:value-type="string">
            <text:p text:style-name="P9">Empty transaction summary file</text:p>
          </table:table-cell>
          <table:table-cell table:style-name="Table4.A1" office:value-type="string">
            <text:p text:style-name="P9">enter a valid account number:</text:p>
            <text:p text:style-name="P9">enter amount to be deposited:</text:p>
            <text:p text:style-name="P9">deny transaction of negative amount</text:p>
          </table:table-cell>
        </table:table-row>
        <table:table-row>
          <table:table-cell table:style-name="Table4.A1" office:value-type="string">
            <text:p text:style-name="P9">Agent</text:p>
            <text:p text:style-name="P9">-deposit</text:p>
            <text:p text:style-name="P9">Invalid account</text:p>
          </table:table-cell>
          <table:table-cell table:style-name="Table4.A1" office:value-type="string">
            <text:p text:style-name="P9">Test if we try to deposit to an account that doesn’t exist</text:p>
          </table:table-cell>
          <table:table-cell table:style-name="Table4.A1" office:value-type="string">
            <text:p text:style-name="P9">login</text:p>
            <text:p text:style-name="P9">agent</text:p>
            <text:p text:style-name="P9">deposit</text:p>
            <text:p text:style-name="P9">1</text:p>
            <text:p text:style-name="P9">logout</text:p>
          </table:table-cell>
          <table:table-cell table:style-name="Table4.A1" office:value-type="string">
            <text:p text:style-name="P9">empty accounts file</text:p>
            <text:p text:style-name="P9"/>
          </table:table-cell>
          <table:table-cell table:style-name="Table4.A1" office:value-type="string">
            <text:p text:style-name="P9">Empty transaction summary file</text:p>
          </table:table-cell>
          <table:table-cell table:style-name="Table4.A1" office:value-type="string">
            <text:p text:style-name="P9">enter a valid account number:</text:p>
            <text:p text:style-name="P9">reject invalid number</text:p>
          </table:table-cell>
        </table:table-row>
        <table:table-row>
          <table:table-cell table:style-name="Table4.A1" office:value-type="string">
            <text:p text:style-name="P9">Agent</text:p>
            <text:p text:style-name="P9">-deposit</text:p>
            <text:p text:style-name="P9">immediate logout</text:p>
          </table:table-cell>
          <table:table-cell table:style-name="Table4.A1" office:value-type="string">
            <text:p text:style-name="P9">Test if we try to deposit and then logout immediately</text:p>
          </table:table-cell>
          <table:table-cell table:style-name="Table4.A1" office:value-type="string">
            <text:p text:style-name="P9">login</text:p>
            <text:p text:style-name="P9">agent</text:p>
            <text:p text:style-name="P9">deposit</text:p>
            <text:p text:style-name="P9">logout</text:p>
          </table:table-cell>
          <table:table-cell table:style-name="Table4.A1" office:value-type="string">
            <text:p text:style-name="P9">empty accounts file</text:p>
            <text:p text:style-name="P9"/>
          </table:table-cell>
          <table:table-cell table:style-name="Table4.A1" office:value-type="string">
            <text:p text:style-name="P9">Empty transaction summary file</text:p>
          </table:table-cell>
          <table:table-cell table:style-name="Table4.A1" office:value-type="string">
            <text:p text:style-name="P9">enter a valid account number:</text:p>
            <text:p text:style-name="P9">Not a valid command</text:p>
            <text:p text:style-name="P9"/>
          </table:table-cell>
        </table:table-row>
        <table:table-row>
          <table:table-cell table:style-name="Table4.A1" office:value-type="string">
            <text:p text:style-name="P9">Agent</text:p>
            <text:p text:style-name="P9">-withdraw</text:p>
            <text:p text:style-name="P9">reasonable</text:p>
          </table:table-cell>
          <table:table-cell table:style-name="Table4.A1" office:value-type="string">
            <text:p text:style-name="P9">Test the withdraw function on normal conditions</text:p>
          </table:table-cell>
          <table:table-cell table:style-name="Table4.A1" office:value-type="string">
            <text:p text:style-name="P9">login</text:p>
            <text:p text:style-name="P9">agent</text:p>
            <text:p text:style-name="P9">withdraw</text:p>
            <text:p text:style-name="P9">1</text:p>
            <text:p text:style-name="P9">8000.00</text:p>
            <text:p text:style-name="P9">logout</text:p>
          </table:table-cell>
          <table:table-cell table:style-name="Table4.A1" office:value-type="string">
            <text:p text:style-name="P9">current accounts file</text:p>
            <text:p text:style-name="P9">(000001 on file)</text:p>
          </table:table-cell>
          <table:table-cell table:style-name="Table4.A1" office:value-type="string">
            <text:p text:style-name="P9">Updated transaction summary file</text:p>
          </table:table-cell>
          <table:table-cell table:style-name="Table4.A1" office:value-type="string">
            <text:p text:style-name="P9">enter a valid account number:</text:p>
            <text:p text:style-name="P9">enter an amount to be withdrawn:</text:p>
            <text:p text:style-name="P9">Accepts transaction.</text:p>
          </table:table-cell>
        </table:table-row>
        <table:table-row>
          <table:table-cell table:style-name="Table4.A1" office:value-type="string">
            <text:p text:style-name="P9">Agent</text:p>
            <text:p text:style-name="P9">-withdraw</text:p>
            <text:p text:style-name="P9">out of scope</text:p>
          </table:table-cell>
          <table:table-cell table:style-name="Table4.A1" office:value-type="string">
            <text:p text:style-name="P9">Test the withdraw function with an amount higher than $999,999.99</text:p>
          </table:table-cell>
          <table:table-cell table:style-name="Table4.A1" office:value-type="string">
            <text:p text:style-name="P9">login</text:p>
            <text:p text:style-name="P9">agent</text:p>
            <text:p text:style-name="P9">withdraw</text:p>
            <text:p text:style-name="P9">1</text:p>
            <text:p text:style-name="P9">1000000.00</text:p>
            <text:p text:style-name="P9">logout</text:p>
          </table:table-cell>
          <table:table-cell table:style-name="Table4.A1" office:value-type="string">
            <text:p text:style-name="P9">current accounts file</text:p>
            <text:p text:style-name="P9">(000001 on file)</text:p>
          </table:table-cell>
          <table:table-cell table:style-name="Table4.A1" office:value-type="string">
            <text:p text:style-name="P9">Empty transaction summary file</text:p>
          </table:table-cell>
          <table:table-cell table:style-name="Table4.A1" office:value-type="string">
            <text:p text:style-name="P9">enter a valid account number:</text:p>
            <text:p text:style-name="P9">enter an amount to be withdrawn:</text:p>
            <text:p text:style-name="P9">Denied transaction greater than $999,999.99</text:p>
          </table:table-cell>
        </table:table-row>
        <table:table-row>
          <table:table-cell table:style-name="Table4.A1" office:value-type="string">
            <text:p text:style-name="P9">Agent</text:p>
            <text:p text:style-name="P9">-withdraw</text:p>
            <text:p text:style-name="P9">zero</text:p>
          </table:table-cell>
          <table:table-cell table:style-name="Table4.A1" office:value-type="string">
            <text:p text:style-name="P9">Test a redundant withdrawal</text:p>
          </table:table-cell>
          <table:table-cell table:style-name="Table4.A1" office:value-type="string">
            <text:p text:style-name="P9">login</text:p>
            <text:p text:style-name="P9">agent</text:p>
            <text:p text:style-name="P9">withdraw</text:p>
            <text:p text:style-name="P9">1</text:p>
            <text:p text:style-name="P9">0.00</text:p>
            <text:p text:style-name="P9">logout</text:p>
          </table:table-cell>
          <table:table-cell table:style-name="Table4.A1" office:value-type="string">
            <text:p text:style-name="P9">current accounts file</text:p>
            <text:p text:style-name="P9">(000001 on file)</text:p>
          </table:table-cell>
          <table:table-cell table:style-name="Table4.A1" office:value-type="string">
            <text:p text:style-name="P9">Empty transaction summary file.</text:p>
          </table:table-cell>
          <table:table-cell table:style-name="Table4.A1" office:value-type="string">
            <text:p text:style-name="P9">enter a valid account number:</text:p>
            <text:p text:style-name="P9">enter an amount to be withdrawn:</text:p>
            <text:p text:style-name="P9">Can accept or deny, based on how we handle 0 amounts</text:p>
          </table:table-cell>
        </table:table-row>
        <text:soft-page-break/>
        <table:table-row>
          <table:table-cell table:style-name="Table4.A1" office:value-type="string">
            <text:p text:style-name="P9">Agent</text:p>
            <text:p text:style-name="P9">withdraw</text:p>
            <text:p text:style-name="P9">negative</text:p>
          </table:table-cell>
          <table:table-cell table:style-name="Table4.A1" office:value-type="string">
            <text:p text:style-name="P9">Test an amount we cannot reproduce</text:p>
          </table:table-cell>
          <table:table-cell table:style-name="Table4.A1" office:value-type="string">
            <text:p text:style-name="P9">login</text:p>
            <text:p text:style-name="P9">agent</text:p>
            <text:p text:style-name="P9">withdraw</text:p>
            <text:p text:style-name="P9">1</text:p>
            <text:p text:style-name="P9">-1.00</text:p>
            <text:p text:style-name="P9">logout</text:p>
          </table:table-cell>
          <table:table-cell table:style-name="Table4.A1" office:value-type="string">
            <text:p text:style-name="P9">current accounts file</text:p>
            <text:p text:style-name="P9">(000001 on file)</text:p>
          </table:table-cell>
          <table:table-cell table:style-name="Table4.A1" office:value-type="string">
            <text:p text:style-name="P9">Empty transaction summary file</text:p>
          </table:table-cell>
          <table:table-cell table:style-name="Table4.A1" office:value-type="string">
            <text:p text:style-name="P9">enter a valid account number:</text:p>
            <text:p text:style-name="P9">enter amount to be withdrawn:</text:p>
            <text:p text:style-name="P9">deny transaction of negative amount</text:p>
          </table:table-cell>
        </table:table-row>
        <table:table-row>
          <table:table-cell table:style-name="Table4.A1" office:value-type="string">
            <text:p text:style-name="P9">Agent</text:p>
            <text:p text:style-name="P9">withdraw</text:p>
            <text:p text:style-name="P9">Invalid account</text:p>
          </table:table-cell>
          <table:table-cell table:style-name="Table4.A1" office:value-type="string">
            <text:p text:style-name="P9">Test if we try to withdraw from an account that doesn’t exist</text:p>
          </table:table-cell>
          <table:table-cell table:style-name="Table4.A1" office:value-type="string">
            <text:p text:style-name="P9">login</text:p>
            <text:p text:style-name="P9">agent</text:p>
            <text:p text:style-name="P9">withdraw</text:p>
            <text:p text:style-name="P9">1</text:p>
            <text:p text:style-name="P9">logout</text:p>
          </table:table-cell>
          <table:table-cell table:style-name="Table4.A1" office:value-type="string">
            <text:p text:style-name="P9">empty accounts file</text:p>
            <text:p text:style-name="P9"/>
          </table:table-cell>
          <table:table-cell table:style-name="Table4.A1" office:value-type="string">
            <text:p text:style-name="P9">Empty transaction summary file</text:p>
          </table:table-cell>
          <table:table-cell table:style-name="Table4.A1" office:value-type="string">
            <text:p text:style-name="P9">enter a valid account number:</text:p>
            <text:p text:style-name="P9">reject invalid number</text:p>
          </table:table-cell>
        </table:table-row>
        <table:table-row>
          <table:table-cell table:style-name="Table4.A1" office:value-type="string">
            <text:p text:style-name="P9">Agent</text:p>
            <text:p text:style-name="P9">-withdraw</text:p>
            <text:p text:style-name="P9">immediate logout</text:p>
          </table:table-cell>
          <table:table-cell table:style-name="Table4.A1" office:value-type="string">
            <text:p text:style-name="P9">Test if we try to withdrawal and then logout immediately</text:p>
          </table:table-cell>
          <table:table-cell table:style-name="Table4.A1" office:value-type="string">
            <text:p text:style-name="P9">login</text:p>
            <text:p text:style-name="P9">agent</text:p>
            <text:p text:style-name="P9">withdraw</text:p>
            <text:p text:style-name="P9">logout</text:p>
          </table:table-cell>
          <table:table-cell table:style-name="Table4.A1" office:value-type="string">
            <text:p text:style-name="P9">empty accounts file</text:p>
            <text:p text:style-name="P9"/>
          </table:table-cell>
          <table:table-cell table:style-name="Table4.A1" office:value-type="string">
            <text:p text:style-name="P9">Empty transaction summary file</text:p>
          </table:table-cell>
          <table:table-cell table:style-name="Table4.A1" office:value-type="string">
            <text:p text:style-name="P9">enter a valid account number:</text:p>
            <text:p text:style-name="P9"/>
          </table:table-cell>
        </table:table-row>
        <table:table-row>
          <table:table-cell table:style-name="Table4.A1" office:value-type="string">
            <text:p text:style-name="P9">Agent</text:p>
            <text:p text:style-name="P9">-transfer</text:p>
            <text:p text:style-name="P9">reasonable</text:p>
          </table:table-cell>
          <table:table-cell table:style-name="Table4.A1" office:value-type="string">
            <text:p text:style-name="P9">Test a transfer in agent under normal conditions</text:p>
          </table:table-cell>
          <table:table-cell table:style-name="Table4.A1" office:value-type="string">
            <text:p text:style-name="P9">login</text:p>
            <text:p text:style-name="P9">agent</text:p>
            <text:p text:style-name="P9">transfer</text:p>
            <text:p text:style-name="P9">1</text:p>
            <text:p text:style-name="P9">2</text:p>
            <text:p text:style-name="P9">800.00</text:p>
            <text:p text:style-name="P9">logout</text:p>
          </table:table-cell>
          <table:table-cell table:style-name="Table4.A1" office:value-type="string">
            <text:p text:style-name="P9">current accounts file</text:p>
            <text:p text:style-name="P9">(000001 and 000002 on file)</text:p>
          </table:table-cell>
          <table:table-cell table:style-name="Table4.A1" office:value-type="string">
            <text:p text:style-name="P9">Updated transaction summary file</text:p>
            <text:p text:style-name="P9"/>
          </table:table-cell>
          <table:table-cell table:style-name="Table4.A1" office:value-type="string">
            <text:p text:style-name="P9">enter an account to transfer from:</text:p>
            <text:p text:style-name="P9">enter an account to transfer to:</text:p>
            <text:p text:style-name="P9">enter an amount to be transferred:</text:p>
            <text:p text:style-name="P9">Accepts transaction.</text:p>
          </table:table-cell>
        </table:table-row>
        <table:table-row>
          <table:table-cell table:style-name="Table4.A1" office:value-type="string">
            <text:p text:style-name="P9">Agent</text:p>
            <text:p text:style-name="P9">-transfer</text:p>
            <text:p text:style-name="P9">out of scope</text:p>
          </table:table-cell>
          <table:table-cell table:style-name="Table4.A1" office:value-type="string">
            <text:p text:style-name="P9">Test a transfer in agent with an amount greater than $1,000</text:p>
          </table:table-cell>
          <table:table-cell table:style-name="Table4.A1" office:value-type="string">
            <text:p text:style-name="P9">login</text:p>
            <text:p text:style-name="P9">agent</text:p>
            <text:p text:style-name="P9">transfer</text:p>
            <text:p text:style-name="P9">1</text:p>
            <text:p text:style-name="P9">2</text:p>
            <text:p text:style-name="P9">10000.00</text:p>
            <text:p text:style-name="P9">logout</text:p>
          </table:table-cell>
          <table:table-cell table:style-name="Table4.A1" office:value-type="string">
            <text:p text:style-name="P9">current accounts file</text:p>
            <text:p text:style-name="P9">(000001 and 000002 on file)</text:p>
          </table:table-cell>
          <table:table-cell table:style-name="Table4.A1" office:value-type="string">
            <text:p text:style-name="P9">Empty transaction summary file</text:p>
            <text:p text:style-name="P9"/>
          </table:table-cell>
          <table:table-cell table:style-name="Table4.A1" office:value-type="string">
            <text:p text:style-name="P9">enter an account to transfer from:</text:p>
            <text:p text:style-name="P9">enter an account to transfer to:</text:p>
            <text:p text:style-name="P9">enter an amount to be transferred:</text:p>
            <text:p text:style-name="P9">Deny amount greater than $1,000</text:p>
          </table:table-cell>
        </table:table-row>
        <table:table-row>
          <table:table-cell table:style-name="Table4.A1" office:value-type="string">
            <text:p text:style-name="P9">Agent</text:p>
            <text:p text:style-name="P9">-transfer</text:p>
            <text:p text:style-name="P9">zero</text:p>
          </table:table-cell>
          <table:table-cell table:style-name="Table4.A1" office:value-type="string">
            <text:p text:style-name="P9">Test a redundant transfer</text:p>
          </table:table-cell>
          <table:table-cell table:style-name="Table4.A1" office:value-type="string">
            <text:p text:style-name="P9">login</text:p>
            <text:p text:style-name="P9">agent</text:p>
            <text:p text:style-name="P9">transfer</text:p>
            <text:p text:style-name="P9">1</text:p>
            <text:p text:style-name="P9">2</text:p>
            <text:p text:style-name="P9">0.00</text:p>
            <text:p text:style-name="P9">logout</text:p>
          </table:table-cell>
          <table:table-cell table:style-name="Table4.A1" office:value-type="string">
            <text:p text:style-name="P9">current accounts file</text:p>
            <text:p text:style-name="P9">(000001 and 000002 on file)</text:p>
          </table:table-cell>
          <table:table-cell table:style-name="Table4.A1" office:value-type="string">
            <text:p text:style-name="P9">Empty transaction summary file</text:p>
            <text:p text:style-name="P9"/>
          </table:table-cell>
          <table:table-cell table:style-name="Table4.A1" office:value-type="string">
            <text:p text:style-name="P9">enter an account to transfer from:</text:p>
            <text:p text:style-name="P9">enter an account to transfer to:</text:p>
            <text:p text:style-name="P9">enter an amount to be transferred:</text:p>
            <text:p text:style-name="P9">Deny transaction of 0.</text:p>
          </table:table-cell>
        </table:table-row>
        <table:table-row>
          <table:table-cell table:style-name="Table4.A1" office:value-type="string">
            <text:p text:style-name="P9">Agent</text:p>
            <text:p text:style-name="P9"><text:soft-page-break/>-transfer</text:p>
            <text:p text:style-name="P9">negative</text:p>
          </table:table-cell>
          <table:table-cell table:style-name="Table4.A1" office:value-type="string">
            <text:p text:style-name="P9">Test a transfer <text:soft-page-break/>with a value we can not reproduce</text:p>
          </table:table-cell>
          <table:table-cell table:style-name="Table4.A1" office:value-type="string">
            <text:p text:style-name="P9">login</text:p>
            <text:p text:style-name="P9"><text:soft-page-break/>agent</text:p>
            <text:p text:style-name="P9">transfer</text:p>
            <text:p text:style-name="P9">1</text:p>
            <text:p text:style-name="P9">2</text:p>
            <text:p text:style-name="P9">-1.00</text:p>
            <text:p text:style-name="P9">logout</text:p>
          </table:table-cell>
          <table:table-cell table:style-name="Table4.A1" office:value-type="string">
            <text:p text:style-name="P9">current <text:soft-page-break/>accounts file<text:line-break/>(000001 and 000002 on file)</text:p>
          </table:table-cell>
          <table:table-cell table:style-name="Table4.A1" office:value-type="string">
            <text:p text:style-name="P9">Empty <text:soft-page-break/>transaction summary file</text:p>
          </table:table-cell>
          <table:table-cell table:style-name="Table4.A1" office:value-type="string">
            <text:p text:style-name="P9">enter an <text:soft-page-break/>account to transfer from:<text:line-break/>enter an account to transfer to:</text:p>
            <text:p text:style-name="P9">enter an amount to be transferred:</text:p>
            <text:p text:style-name="P9">Deny negative value.</text:p>
          </table:table-cell>
        </table:table-row>
        <table:table-row>
          <table:table-cell table:style-name="Table4.A1" office:value-type="string">
            <text:p text:style-name="P9">Agent</text:p>
            <text:p text:style-name="P9">-transfer</text:p>
            <text:p text:style-name="P9">from invalid account</text:p>
          </table:table-cell>
          <table:table-cell table:style-name="Table4.A1" office:value-type="string">
            <text:p text:style-name="P9">Test if we can transfer from a non-existent account</text:p>
          </table:table-cell>
          <table:table-cell table:style-name="Table4.A1" office:value-type="string">
            <text:p text:style-name="P9">login</text:p>
            <text:p text:style-name="P9">agent</text:p>
            <text:p text:style-name="P9">transfer</text:p>
            <text:p text:style-name="P9">000003</text:p>
            <text:p text:style-name="P9">logout</text:p>
          </table:table-cell>
          <table:table-cell table:style-name="Table4.A1" office:value-type="string">
            <text:p text:style-name="P9">empty accounts file</text:p>
          </table:table-cell>
          <table:table-cell table:style-name="Table4.A1" office:value-type="string">
            <text:p text:style-name="P9">empty transaction summary file</text:p>
          </table:table-cell>
          <table:table-cell table:style-name="Table4.A1" office:value-type="string">
            <text:p text:style-name="P9">account to transfer from:</text:p>
            <text:p text:style-name="P9">Deny invalid account</text:p>
          </table:table-cell>
        </table:table-row>
        <table:table-row>
          <table:table-cell table:style-name="Table4.A1" office:value-type="string">
            <text:p text:style-name="P9">Agent</text:p>
            <text:p text:style-name="P9">-transfer to invalid account</text:p>
          </table:table-cell>
          <table:table-cell table:style-name="Table4.A1" office:value-type="string">
            <text:p text:style-name="P9">Test if we can transfer to a non-existent account</text:p>
          </table:table-cell>
          <table:table-cell table:style-name="Table4.A1" office:value-type="string">
            <text:p text:style-name="P9">login</text:p>
            <text:p text:style-name="P9">agent</text:p>
            <text:p text:style-name="P9">transfer</text:p>
            <text:p text:style-name="P9">1</text:p>
            <text:p text:style-name="P9">000003</text:p>
            <text:p text:style-name="P9">logout</text:p>
          </table:table-cell>
          <table:table-cell table:style-name="Table4.A1" office:value-type="string">
            <text:p text:style-name="P9">current accounts file</text:p>
            <text:p text:style-name="P9">(000001 on file)</text:p>
          </table:table-cell>
          <table:table-cell table:style-name="Table4.A1" office:value-type="string">
            <text:p text:style-name="P9">empty transaction summary file</text:p>
          </table:table-cell>
          <table:table-cell table:style-name="Table4.A1" office:value-type="string">
            <text:p text:style-name="P9">account to transfer from:</text:p>
            <text:p text:style-name="P9">account to transfer to:</text:p>
            <text:p text:style-name="P9">Deny invalid account</text:p>
          </table:table-cell>
        </table:table-row>
        <table:table-row>
          <table:table-cell table:style-name="Table4.A1" office:value-type="string">
            <text:p text:style-name="P9">Agent</text:p>
            <text:p text:style-name="P9">-transfer immediate logout</text:p>
          </table:table-cell>
          <table:table-cell table:style-name="Table4.A1" office:value-type="string">
            <text:p text:style-name="P9">Test the response of logging out while in a transaction</text:p>
          </table:table-cell>
          <table:table-cell table:style-name="Table4.A1" office:value-type="string">
            <text:p text:style-name="P9">login</text:p>
            <text:p text:style-name="P9">agent</text:p>
            <text:p text:style-name="P9">transfer</text:p>
            <text:p text:style-name="P9">logout</text:p>
          </table:table-cell>
          <table:table-cell table:style-name="Table4.A1" office:value-type="string">
            <text:p text:style-name="P9">empty accounts file</text:p>
          </table:table-cell>
          <table:table-cell table:style-name="Table4.A1" office:value-type="string">
            <text:p text:style-name="P9">empty transaction summary file</text:p>
          </table:table-cell>
          <table:table-cell table:style-name="Table4.A1" office:value-type="string">
            <text:p text:style-name="P9">account to transfer from:</text:p>
          </table:table-cell>
        </table:table-row>
      </table:table>
      <text:p text:style-name="P8"/>
      <text:p text:style-name="P8">General Tests</text:p>
      <table:table table:name="Table3" table:style-name="Table3">
        <table:table-column table:style-name="Table3.A" table:number-columns-repeated="6"/>
        <table:table-row>
          <table:table-cell table:style-name="Table3.A1" office:value-type="string">
            <text:p text:style-name="Standard"><text:span text:style-name="Default_20_Paragraph_20_Font"><text:span text:style-name="T1">Test</text:span></text:span></text:p>
          </table:table-cell>
          <table:table-cell table:style-name="Table3.A1" office:value-type="string">
            <text:p text:style-name="Standard"><text:span text:style-name="Default_20_Paragraph_20_Font"><text:span text:style-name="T1">Purpose</text:span></text:span></text:p>
          </table:table-cell>
          <table:table-cell table:style-name="Table3.A1" office:value-type="string">
            <text:p text:style-name="Standard"><text:span text:style-name="Default_20_Paragraph_20_Font"><text:span text:style-name="T1">Input</text:span></text:span></text:p>
          </table:table-cell>
          <table:table-cell table:style-name="Table3.A1" office:value-type="string">
            <text:p text:style-name="Standard"><text:span text:style-name="Default_20_Paragraph_20_Font"><text:span text:style-name="T1">Input Files</text:span></text:span></text:p>
          </table:table-cell>
          <table:table-cell table:style-name="Table3.A1" office:value-type="string">
            <text:p text:style-name="Standard"><text:span text:style-name="Default_20_Paragraph_20_Font"><text:span text:style-name="T1">Output Files</text:span></text:span></text:p>
          </table:table-cell>
          <table:table-cell table:style-name="Table3.A1" office:value-type="string">
            <text:p text:style-name="Standard"><text:span text:style-name="Default_20_Paragraph_20_Font"><text:span text:style-name="T1">Output</text:span></text:span></text:p>
          </table:table-cell>
        </table:table-row>
        <table:table-row>
          <table:table-cell table:style-name="Table3.A1" office:value-type="string">
            <text:p text:style-name="P1">Input before login</text:p>
          </table:table-cell>
          <table:table-cell table:style-name="Table3.A1" office:value-type="string">
            <text:p text:style-name="P1">No command should be accepted before a login</text:p>
          </table:table-cell>
          <table:table-cell table:style-name="Table3.A1" office:value-type="string">
            <text:p text:style-name="P1">create</text:p>
            <text:p text:style-name="P1">delete</text:p>
            <text:p text:style-name="P1">deposit</text:p>
            <text:p text:style-name="P1">withdraw</text:p>
            <text:p text:style-name="P1">transfer</text:p>
            <text:p text:style-name="P1">logout</text:p>
          </table:table-cell>
          <table:table-cell table:style-name="Table3.A1" office:value-type="string">
            <text:p text:style-name="P1">empty accounts file</text:p>
          </table:table-cell>
          <table:table-cell table:style-name="Table3.A1" office:value-type="string">
            <text:p text:style-name="P1">empty transaction summary file</text:p>
          </table:table-cell>
          <table:table-cell table:style-name="Table3.A1" office:value-type="string">
            <text:p text:style-name="P1">Possible prompts to tell user to login first.</text:p>
          </table:table-cell>
        </table:table-row>
        <table:table-row>
          <table:table-cell table:style-name="Table3.A1" office:value-type="string">
            <text:p text:style-name="P1">Login after login (null)</text:p>
          </table:table-cell>
          <table:table-cell table:style-name="Table3.A1" office:value-type="string">
            <text:p text:style-name="P1">No other login should accepted after a login</text:p>
          </table:table-cell>
          <table:table-cell table:style-name="Table3.A1" office:value-type="string">
            <text:p text:style-name="P1">login</text:p>
            <text:p text:style-name="P1">login</text:p>
            <text:p text:style-name="P1">logout</text:p>
            <text:p text:style-name="P1"/>
          </table:table-cell>
          <table:table-cell table:style-name="Table3.A1" office:value-type="string">
            <text:p text:style-name="P1">empty accounts file</text:p>
          </table:table-cell>
          <table:table-cell table:style-name="Table3.A1" office:value-type="string">
            <text:p text:style-name="P1">empty transaction summary file</text:p>
          </table:table-cell>
          <table:table-cell table:style-name="Table3.A1" office:value-type="string">
            <text:p text:style-name="P1">Request retail or agent mode:</text:p>
            <text:p text:style-name="P1">Invalid input response.</text:p>
          </table:table-cell>
        </table:table-row>
        <table:table-row>
          <table:table-cell table:style-name="Table3.A1" office:value-type="string">
            <text:p text:style-name="P1">Login after login (retail)</text:p>
          </table:table-cell>
          <table:table-cell table:style-name="Table3.A1" office:value-type="string">
            <text:p text:style-name="P1">No other login should accepted after a login</text:p>
          </table:table-cell>
          <table:table-cell table:style-name="Table3.A1" office:value-type="string">
            <text:p text:style-name="P1">login</text:p>
            <text:p text:style-name="P1">retail</text:p>
            <text:p text:style-name="P1">login</text:p>
            <text:p text:style-name="P1">logout</text:p>
            <text:p text:style-name="P1"/>
          </table:table-cell>
          <table:table-cell table:style-name="Table3.A1" office:value-type="string">
            <text:p text:style-name="P1">empty accounts file</text:p>
          </table:table-cell>
          <table:table-cell table:style-name="Table3.A1" office:value-type="string">
            <text:p text:style-name="P1">empty transaction summary file</text:p>
          </table:table-cell>
          <table:table-cell table:style-name="Table3.A1" office:value-type="string">
            <text:p text:style-name="P1">Request retail or agent mode:</text:p>
            <text:p text:style-name="P1">accept login</text:p>
            <text:p text:style-name="P1">Invalid input response.</text:p>
          </table:table-cell>
        </table:table-row>
        <table:table-row>
          <table:table-cell table:style-name="Table3.A1" office:value-type="string">
            <text:p text:style-name="P1">Login after login (agent)</text:p>
          </table:table-cell>
          <table:table-cell table:style-name="Table3.A1" office:value-type="string">
            <text:p text:style-name="P1">No other login should accepted after a login</text:p>
          </table:table-cell>
          <table:table-cell table:style-name="Table3.A1" office:value-type="string">
            <text:p text:style-name="P1">login</text:p>
            <text:p text:style-name="P1">agent</text:p>
            <text:p text:style-name="P1">login</text:p>
            <text:p text:style-name="P1">logout</text:p>
            <text:p text:style-name="P1"/>
          </table:table-cell>
          <table:table-cell table:style-name="Table3.A1" office:value-type="string">
            <text:p text:style-name="P1">empty accounts file</text:p>
          </table:table-cell>
          <table:table-cell table:style-name="Table3.A1" office:value-type="string">
            <text:p text:style-name="P1">empty transaction summary file</text:p>
          </table:table-cell>
          <table:table-cell table:style-name="Table3.A1" office:value-type="string">
            <text:p text:style-name="P1">Request retail or agent mode:</text:p>
            <text:p text:style-name="P1">accept login</text:p>
            <text:p text:style-name="P1">Invalid input response.</text:p>
          </table:table-cell>
        </table:table-row>
        <table:table-row>
          <table:table-cell table:style-name="Table3.A1" office:value-type="string">
            <text:p text:style-name="P1">quit command</text:p>
          </table:table-cell>
          <table:table-cell table:style-name="Table3.A1" office:value-type="string">
            <text:p text:style-name="P1">Test that our quit command works</text:p>
          </table:table-cell>
          <table:table-cell table:style-name="Table3.A1" office:value-type="string">
            <text:p text:style-name="P1">quit<text:line-break/></text:p>
          </table:table-cell>
          <table:table-cell table:style-name="Table3.A1" office:value-type="string">
            <text:p text:style-name="P1">empty accounts file</text:p>
          </table:table-cell>
          <table:table-cell table:style-name="Table3.A1" office:value-type="string">
            <text:p text:style-name="P1">empty transaction summary file</text:p>
          </table:table-cell>
          <table:table-cell table:style-name="Table3.A1" office:value-type="string">
            <text:p text:style-name="P1"/>
          </table:table-cell>
        </table:table-row>
        <text:soft-page-break/>
        <table:table-row>
          <table:table-cell table:style-name="Table3.A1" office:value-type="string">
            <text:p text:style-name="P1">login quit</text:p>
          </table:table-cell>
          <table:table-cell table:style-name="Table3.A1" office:value-type="string">
            <text:p text:style-name="P1">Test that our quit command works</text:p>
          </table:table-cell>
          <table:table-cell table:style-name="Table3.A1" office:value-type="string">
            <text:p text:style-name="P1">login</text:p>
            <text:p text:style-name="P1">quit</text:p>
          </table:table-cell>
          <table:table-cell table:style-name="Table3.A1" office:value-type="string">
            <text:p text:style-name="P1">empty accounts file</text:p>
          </table:table-cell>
          <table:table-cell table:style-name="Table3.A1" office:value-type="string">
            <text:p text:style-name="P1">empty transaction summary file</text:p>
          </table:table-cell>
          <table:table-cell table:style-name="Table3.A1" office:value-type="string">
            <text:p text:style-name="P1"/>
          </table:table-cell>
        </table:table-row>
        <table:table-row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"/>
          </table:table-cell>
        </table:table-row>
        <table:table-row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"/>
          </table:table-cell>
        </table:table-row>
        <table:table-row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"/>
          </table:table-cell>
        </table:table-row>
        <table:table-row>
          <table:table-cell table:style-name="Table3.A1" office:value-type="string">
            <text:p text:style-name="P1">Input</text:p>
            <text:p text:style-name="P1">-string</text:p>
            <text:p text:style-name="P1">-decimals</text:p>
            <text:p text:style-name="P1">-internal spaces</text:p>
            <text:p text:style-name="P1">-leading/trailing whitespace</text:p>
            <text:p text:style-name="P1">-binary?</text:p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"/>
          </table:table-cell>
        </table:table-row>
        <table:table-row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"/>
          </table:table-cell>
        </table:table-row>
        <table:table-row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"/>
          </table:table-cell>
        </table:table-row>
        <table:table-row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"/>
          </table:table-cell>
        </table:table-row>
      </table:table>
      <text:p text:style-name="P2">Round 2 Questions:</text:p>
      <text:p text:style-name="P2">1- Should newline and other special characters be accepted for an account name?</text:p>
      <text:p text:style-name="P2"/>
      <text:p text:style-name="P2">Assumed no</text:p>
      <text:p text:style-name="P2"/>
      <text:p text:style-name="P2">2- For the transaction record for create, would AAAAAA be the new account number?</text:p>
      <text:p text:style-name="P2"/>
      <text:p text:style-name="P2">Assumed yes, NNNN... would be the new name</text:p>
      <text:p text:style-name="P2"/>
      <text:p text:style-name="P2"/>
      <text:p text:style-name="P2"/>
      <text:p text:style-name="P2">3- Does quit command still write out the transaction summary file?</text:p>
      <text:p text:style-name="P2"/>
      <text:p text:style-name="P2">4- What do we want to happen when user enter bad input (our choice)?</text:p>
      <text:p text:style-name="P2"/>
      <text:p text:style-name="P2">5- what if there are no valid accounts (empty file)? Does the front end tell the user?</text:p>
      <text:p text:style-name="P2"/>
      <text:p text:style-name="P4"><text:span text:style-name="Default_20_Paragraph_20_Font"><text:span text:style-name="T2">6- How do we want to handle 0 input?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>
  <office:font-face-decls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non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" fo:font-size="12pt" fo:letter-spacing="normal" fo:language="en" fo:country="CA" fo:font-style="normal" style:text-underline-style="none" fo:font-weight="normal" style:letter-kerning="true" style:font-name-asian="Times New Roman" style:font-size-asian="12pt" style:language-asian="en" style:country-asian="CA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none" style:punctuation-wrap="simple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" fo:font-size="12pt" fo:letter-spacing="normal" fo:language="en" fo:country="CA" fo:font-style="normal" style:text-underline-style="none" fo:font-weight="normal" style:letter-kerning="true" fo:background-color="transparent" style:font-name-asian="Times New Roman" style:font-size-asian="12pt" style:language-asian="en" style:country-asian="CA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.27cm" fo:margin-bottom="1.27cm" fo:margin-left="2.54cm" fo:margin-right="2.54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2.2$Linux_X86_64 LibreOffice_project/430m0$Build-2</meta:generator>
    <meta:creation-date>2014-09-30T02:57:00Z</meta:creation-date>
    <dc:date>2014-09-30T23:23:10.833072406</dc:date>
    <meta:editing-cycles>10</meta:editing-cycles>
    <meta:editing-duration>PT9H51M45S</meta:editing-duration>
    <meta:document-statistic meta:table-count="5" meta:image-count="0" meta:object-count="0" meta:page-count="11" meta:paragraph-count="962" meta:word-count="2647" meta:character-count="16275" meta:non-whitespace-character-count="14568"/>
    <meta:template xlink:type="simple" xlink:actuate="onRequest" xlink:title="" xlink:href="Normal"/>
  </office:meta>
</office:document-meta>
</file>